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5.8438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5097in"/>
    </style:style>
    <style:style style:name="Table1.B" style:family="table-column">
      <style:table-column-properties style:column-width="4.333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style:min-row-height="0.9444in" fo:keep-together="auto"/>
    </style:style>
    <style:style style:name="Table2" style:family="table">
      <style:table-properties style:width="5.8333in" fo:margin-left="0in" fo:margin-top="0in" fo:margin-bottom="0in" fo:break-before="auto" fo:break-after="auto" table:align="left"/>
    </style:style>
    <style:style style:name="Table2.A" style:family="table-column">
      <style:table-column-properties style:column-width="1.5097in"/>
    </style:style>
    <style:style style:name="Table2.B" style:family="table-column">
      <style:table-column-properties style:column-width="4.322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 fo:text-align="center" style:justify-single-word="false" fo:orphans="0" fo:widows="0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break-before="auto" fo:break-after="auto"/>
    </style:style>
    <style:style style:name="P6" style:family="paragraph" style:parent-style-name="Standard">
      <style:paragraph-properties fo:break-before="auto" fo:break-after="auto"/>
      <style:text-properties fo:font-weight="bold" style:font-weight-asian="bold"/>
    </style:style>
    <style:style style:name="P7" style:family="paragraph" style:parent-style-name="Standard">
      <style:paragraph-properties fo:break-before="auto" fo:break-after="auto"/>
      <style:text-properties fo:background-color="#ffffff"/>
    </style:style>
    <style:style style:name="P8" style:family="paragraph" style:parent-style-name="Standard" style:list-style-name="WWNum10">
      <style:paragraph-properties fo:margin-left="0.5in" fo:margin-right="0in" fo:text-indent="-0.25in" style:auto-text-indent="false" fo:break-before="auto" fo:break-after="auto"/>
    </style:style>
    <style:style style:name="P9" style:family="paragraph" style:parent-style-name="Standard" style:list-style-name="WWNum8">
      <style:paragraph-properties fo:margin-left="0.5in" fo:margin-right="0in" fo:text-indent="-0.25in" style:auto-text-indent="false" fo:break-before="auto" fo:break-after="auto"/>
    </style:style>
    <style:style style:name="P10" style:family="paragraph" style:parent-style-name="Standard" style:list-style-name="WWNum2">
      <style:paragraph-properties fo:margin-left="0.5in" fo:margin-right="0in" fo:text-indent="-0.25in" style:auto-text-indent="false" fo:break-before="auto" fo:break-after="auto"/>
    </style:style>
    <style:style style:name="P11" style:family="paragraph" style:parent-style-name="Standard" style:list-style-name="WWNum20">
      <style:paragraph-properties fo:margin-left="0.5in" fo:margin-right="0in" fo:text-indent="-0.25in" style:auto-text-indent="false" fo:break-before="auto" fo:break-after="auto"/>
    </style:style>
    <style:style style:name="P12" style:family="paragraph" style:parent-style-name="Standard" style:list-style-name="WWNum27">
      <style:paragraph-properties fo:margin-left="0.5in" fo:margin-right="0in" fo:text-indent="-0.25in" style:auto-text-indent="false" fo:break-before="auto" fo:break-after="auto"/>
    </style:style>
    <style:style style:name="P13" style:family="paragraph" style:parent-style-name="Standard" style:list-style-name="WWNum5">
      <style:paragraph-properties fo:margin-left="0.5in" fo:margin-right="0in" fo:text-indent="-0.25in" style:auto-text-indent="false" fo:break-before="auto" fo:break-after="auto"/>
    </style:style>
    <style:style style:name="P14" style:family="paragraph" style:parent-style-name="Standard" style:list-style-name="WWNum17">
      <style:paragraph-properties fo:margin-left="0.5in" fo:margin-right="0in" fo:text-indent="-0.25in" style:auto-text-indent="false" fo:break-before="auto" fo:break-after="auto"/>
    </style:style>
    <style:style style:name="P15" style:family="paragraph" style:parent-style-name="Standard" style:list-style-name="WWNum23">
      <style:paragraph-properties fo:margin-left="0.5in" fo:margin-right="0in" fo:text-indent="-0.25in" style:auto-text-indent="false" fo:break-before="auto" fo:break-after="auto"/>
    </style:style>
    <style:style style:name="P16" style:family="paragraph" style:parent-style-name="Standard" style:list-style-name="WWNum11">
      <style:paragraph-properties fo:margin-left="0.5in" fo:margin-right="0in" fo:text-indent="-0.25in" style:auto-text-indent="false" fo:break-before="auto" fo:break-after="auto"/>
    </style:style>
    <style:style style:name="P17" style:family="paragraph" style:parent-style-name="Standard" style:list-style-name="WWNum12">
      <style:paragraph-properties fo:margin-left="0.5in" fo:margin-right="0in" fo:text-indent="-0.25in" style:auto-text-indent="false" fo:break-before="auto" fo:break-after="auto"/>
    </style:style>
    <style:style style:name="P18" style:family="paragraph" style:parent-style-name="Standard" style:list-style-name="WWNum6">
      <style:paragraph-properties fo:margin-left="0.5in" fo:margin-right="0in" fo:text-indent="-0.25in" style:auto-text-indent="false" fo:break-before="auto" fo:break-after="auto"/>
    </style:style>
    <style:style style:name="P19" style:family="paragraph" style:parent-style-name="Standard" style:list-style-name="WWNum16">
      <style:paragraph-properties fo:margin-left="0.5in" fo:margin-right="0in" fo:text-indent="-0.25in" style:auto-text-indent="false" fo:break-before="auto" fo:break-after="auto"/>
    </style:style>
    <style:style style:name="P20" style:family="paragraph" style:parent-style-name="Standard" style:list-style-name="WWNum26">
      <style:paragraph-properties fo:margin-left="0.5in" fo:margin-right="0in" fo:text-indent="-0.25in" style:auto-text-indent="false" fo:break-before="auto" fo:break-after="auto"/>
    </style:style>
    <style:style style:name="P21" style:family="paragraph" style:parent-style-name="Standard" style:list-style-name="WWNum18">
      <style:paragraph-properties fo:margin-left="0.5in" fo:margin-right="0in" fo:text-indent="-0.25in" style:auto-text-indent="false" fo:break-before="auto" fo:break-after="auto"/>
    </style:style>
    <style:style style:name="P22" style:family="paragraph" style:parent-style-name="Standard" style:list-style-name="WWNum3">
      <style:paragraph-properties fo:margin-left="0.5in" fo:margin-right="0in" fo:text-indent="-0.25in" style:auto-text-indent="false" fo:break-before="auto" fo:break-after="auto"/>
    </style:style>
    <style:style style:name="P23" style:family="paragraph" style:parent-style-name="Standard" style:list-style-name="WWNum9">
      <style:paragraph-properties fo:margin-left="0.5in" fo:margin-right="0in" fo:text-indent="-0.25in" style:auto-text-indent="false" fo:break-before="auto" fo:break-after="auto"/>
    </style:style>
    <style:style style:name="P24" style:family="paragraph" style:parent-style-name="Standard" style:list-style-name="WWNum19">
      <style:paragraph-properties fo:margin-left="0.5in" fo:margin-right="0in" fo:text-indent="-0.25in" style:auto-text-indent="false" fo:break-before="auto" fo:break-after="auto"/>
    </style:style>
    <style:style style:name="P25" style:family="paragraph" style:parent-style-name="Standard" style:list-style-name="WWNum1">
      <style:paragraph-properties fo:margin-left="0.5in" fo:margin-right="0in" fo:text-indent="-0.25in" style:auto-text-indent="false" fo:break-before="auto" fo:break-after="auto"/>
    </style:style>
    <style:style style:name="P26" style:family="paragraph" style:parent-style-name="Standard" style:list-style-name="WWNum21">
      <style:paragraph-properties fo:margin-left="0.5in" fo:margin-right="0in" fo:margin-top="0in" fo:margin-bottom="0.111in" loext:contextual-spacing="false" fo:line-height="100%" fo:text-indent="-0.25in" style:auto-text-indent="false"/>
    </style:style>
    <style:style style:name="P27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28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29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30" style:family="paragraph" style:parent-style-name="Standard" style:list-style-name="WWNum25">
      <style:paragraph-properties fo:margin-left="0.5in" fo:margin-right="0in" fo:text-indent="-0.25in" style:auto-text-indent="false"/>
    </style:style>
    <style:style style:name="P31" style:family="paragraph" style:parent-style-name="Standard" style:list-style-name="WWNum21">
      <style:paragraph-properties fo:margin-left="0.5in" fo:margin-right="0in" fo:text-indent="-0.25in" style:auto-text-indent="false"/>
    </style:style>
    <style:style style:name="P32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33" style:family="paragraph" style:parent-style-name="Standard" style:list-style-name="WWNum22">
      <style:paragraph-properties fo:margin-left="0.5in" fo:margin-right="0in" fo:text-indent="-0.25in" style:auto-text-indent="false"/>
    </style:style>
    <style:style style:name="P34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35" style:family="paragraph" style:parent-style-name="Standard" style:list-style-name="WWNum24">
      <style:paragraph-properties fo:margin-left="0.5in" fo:margin-right="0in" fo:text-indent="-0.25in" style:auto-text-indent="false"/>
    </style:style>
    <style:style style:name="P36" style:family="paragraph" style:parent-style-name="Standard">
      <style:paragraph-properties fo:margin-left="0.5in" fo:margin-right="0in" fo:text-indent="0in" style:auto-text-indent="false" fo:break-before="auto" fo:break-after="auto"/>
    </style:style>
    <style:style style:name="P37" style:family="paragraph" style:parent-style-name="Standard">
      <style:paragraph-properties fo:margin-left="0.5in" fo:margin-right="0in" fo:text-indent="0in" style:auto-text-indent="false" fo:break-before="auto" fo:break-after="auto"/>
      <style:text-properties fo:background-color="#ffffff"/>
    </style:style>
    <style:style style:name="P38" style:family="paragraph" style:parent-style-name="Standard">
      <style:paragraph-properties fo:margin-left="0.5in" fo:margin-right="0in" fo:text-indent="0in" style:auto-text-indent="false"/>
      <style:text-properties fo:font-size="10pt" style:font-size-asian="10pt" style:font-size-complex="10pt"/>
    </style:style>
    <style:style style:name="P39" style:family="paragraph" style:parent-style-name="Standard" style:list-style-name="WWNum8">
      <style:paragraph-properties fo:margin-left="1in" fo:margin-right="0in" fo:text-indent="-0.25in" style:auto-text-indent="false" fo:break-before="auto" fo:break-after="auto"/>
    </style:style>
    <style:style style:name="P40" style:family="paragraph" style:parent-style-name="Standard" style:list-style-name="WWNum2">
      <style:paragraph-properties fo:margin-left="1in" fo:margin-right="0in" fo:text-indent="-0.25in" style:auto-text-indent="false" fo:break-before="auto" fo:break-after="auto"/>
    </style:style>
    <style:style style:name="P41" style:family="paragraph" style:parent-style-name="Standard" style:list-style-name="WWNum20">
      <style:paragraph-properties fo:margin-left="1in" fo:margin-right="0in" fo:text-indent="-0.25in" style:auto-text-indent="false" fo:break-before="auto" fo:break-after="auto"/>
    </style:style>
    <style:style style:name="P42" style:family="paragraph" style:parent-style-name="Standard" style:list-style-name="WWNum5">
      <style:paragraph-properties fo:margin-left="1in" fo:margin-right="0in" fo:text-indent="-0.25in" style:auto-text-indent="false" fo:break-before="auto" fo:break-after="auto"/>
    </style:style>
    <style:style style:name="P43" style:family="paragraph" style:parent-style-name="Standard" style:list-style-name="WWNum16">
      <style:paragraph-properties fo:margin-left="1in" fo:margin-right="0in" fo:text-indent="-0.25in" style:auto-text-indent="false" fo:break-before="auto" fo:break-after="auto"/>
    </style:style>
    <style:style style:name="P44" style:family="paragraph" style:parent-style-name="Standard" style:list-style-name="WWNum2">
      <style:paragraph-properties fo:margin-left="1in" fo:margin-right="0in" fo:text-indent="-0.25in" style:auto-text-indent="false" fo:break-before="auto" fo:break-after="auto"/>
      <style:text-properties fo:background-color="#ffffff"/>
    </style:style>
    <style:style style:name="P45" style:family="paragraph" style:parent-style-name="Standard" style:list-style-name="WWNum3">
      <style:paragraph-properties fo:margin-left="1in" fo:margin-right="0in" fo:text-indent="-0.25in" style:auto-text-indent="false" fo:break-before="auto" fo:break-after="auto"/>
    </style:style>
    <style:style style:name="P46" style:family="paragraph" style:parent-style-name="Standard" style:list-style-name="WWNum9">
      <style:paragraph-properties fo:margin-left="1in" fo:margin-right="0in" fo:text-indent="-0.25in" style:auto-text-indent="false" fo:break-before="auto" fo:break-after="auto"/>
    </style:style>
    <style:style style:name="P47" style:family="paragraph" style:parent-style-name="Standard" style:list-style-name="WWNum19">
      <style:paragraph-properties fo:margin-left="1in" fo:margin-right="0in" fo:text-indent="-0.25in" style:auto-text-indent="false" fo:break-before="auto" fo:break-after="auto"/>
    </style:style>
    <style:style style:name="P48" style:family="paragraph" style:parent-style-name="Standard" style:list-style-name="WWNum24">
      <style:paragraph-properties fo:margin-left="1in" fo:margin-right="0in" fo:text-indent="-0.25in" style:auto-text-indent="false"/>
    </style:style>
    <style:style style:name="P49" style:family="paragraph" style:parent-style-name="Standard">
      <style:paragraph-properties fo:margin-left="1.5in" fo:margin-right="0in" fo:text-indent="0in" style:auto-text-indent="false" fo:break-before="auto" fo:break-after="auto"/>
    </style:style>
    <style:style style:name="P50" style:family="paragraph" style:parent-style-name="Standard" style:list-style-name="WWNum2">
      <style:paragraph-properties fo:margin-left="1.5in" fo:margin-right="0in" fo:text-indent="-0.25in" style:auto-text-indent="false" fo:break-before="auto" fo:break-after="auto"/>
    </style:style>
    <style:style style:name="P51" style:family="paragraph" style:parent-style-name="Standard">
      <style:paragraph-properties fo:margin-left="0in" fo:margin-right="0.111in" fo:text-indent="0in" style:auto-text-indent="false" fo:break-before="auto" fo:break-after="auto"/>
      <style:text-properties fo:font-size="9.5pt" style:font-size-asian="9.5pt" style:font-size-complex="9.5pt" fo:background-color="#ffffff"/>
    </style:style>
    <style:style style:name="P52" style:family="paragraph" style:parent-style-name="Heading_20_1">
      <style:paragraph-properties fo:break-before="auto" fo:break-after="auto"/>
    </style:style>
    <style:style style:name="P53" style:family="paragraph" style:parent-style-name="Title" style:master-page-name="Standard">
      <style:paragraph-properties style:page-number="1" fo:break-before="auto" fo:break-after="auto"/>
    </style:style>
    <style:style style:name="P54" style:family="paragraph" style:parent-style-name="Heading_20_3">
      <style:paragraph-properties fo:break-before="auto" fo:break-after="auto"/>
    </style:style>
    <style:style style:name="P55" style:family="paragraph" style:parent-style-name="Heading_20_2">
      <style:paragraph-properties fo:break-before="auto" fo:break-after="auto"/>
    </style:style>
    <style:style style:name="P56" style:family="paragraph">
      <loext:graphic-properties draw:fill="solid" draw:fill-color="#a0a0a0"/>
      <style:paragraph-properties fo:text-align="center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1155cc" style:text-underline-style="solid" style:text-underline-width="auto" style:text-underline-color="font-color" fo:background-color="#ffffff"/>
    </style:style>
    <style:style style:name="T3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fo:color="#1155cc" fo:font-size="10pt" style:text-underline-style="solid" style:text-underline-width="auto" style:text-underline-color="font-color" style:font-size-asian="10pt" style:font-size-complex="10pt" fo:background-color="#ffffff"/>
    </style:style>
    <style:style style:name="T5" style:family="text">
      <style:text-properties fo:color="#1155cc" fo:font-size="10.5pt" style:text-underline-style="solid" style:text-underline-width="auto" style:text-underline-color="font-color" style:font-size-asian="10.5pt" style:font-size-complex="10.5pt" fo:background-color="#ffffff"/>
    </style:style>
    <style:style style:name="T6" style:family="text">
      <style:text-properties fo:font-weight="bold" style:font-weight-asian="bold"/>
    </style:style>
    <style:style style:name="T7" style:family="text">
      <style:text-properties fo:font-size="10pt" fo:font-weight="bold" style:font-size-asian="10pt" style:font-weight-asian="bold" style:font-size-complex="10pt"/>
    </style:style>
    <style:style style:name="T8" style:family="text">
      <style:text-properties fo:font-size="10pt" fo:font-weight="bold" style:font-size-asian="10pt" style:font-weight-asian="bold" style:font-size-complex="10pt" fo:background-color="#ffffff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style:font-size-asian="10pt" style:font-size-complex="10pt" fo:background-color="#ffffff"/>
    </style:style>
    <style:style style:name="T11" style:family="text">
      <style:text-properties fo:background-color="#ffffff"/>
    </style:style>
    <style:style style:name="T12" style:family="text">
      <style:text-properties fo:color="#0000ff" style:font-name="Verdana" style:text-underline-style="solid" style:text-underline-width="auto" style:text-underline-color="font-color" fo:background-color="#dddddd" loext:char-shading-value="0" style:font-name-asian="Verdana1" style:font-name-complex="Verdana1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text:bookmark text:name="_s29xr5m5jfye"/>Machine Learning </text:p>
      <text:p text:style-name="P5">The most useful resource from across the web for quickly learning Machine Learning. Past Exams, Videos, Tutorials, Lectures. <draw:rect text:anchor-type="as-char" style:rel-width="100%" draw:z-index="0" draw:style-name="gr1" draw:text-style-name="P56" svg:width="0.0012in" svg:height="0.0213in"><text:p/></draw:rect></text:p>
      <text:p text:style-name="P55"><text:bookmark text:name="_z1ml8tn7jwfo"/>Please add to this list! </text:p>
      <text:p text:style-name="P5">If you find useful resources, please add it to the list below! </text:p>
      <text:p text:style-name="P5"/>
      <text:p text:style-name="P5"><draw:rect text:anchor-type="as-char" style:rel-width="100%" draw:z-index="1" draw:style-name="gr1" draw:text-style-name="P56" svg:width="0.0012in" svg:height="0.0213in"><text:p/></draw:rect></text:p>
      <text:p text:style-name="P52"><text:bookmark text:name="_n2283uhdx5i2"/>&gt;&gt; <text:a xlink:type="simple" xlink:href="https://www.beehyve.io/" text:style-name="ListLabel_20_244" text:visited-style-name="ListLabel_20_244"><text:span text:style-name="T1">More resources here </text:span></text:a>&lt;&lt;</text:p>
      <text:p text:style-name="P5"><text:a xlink:type="simple" xlink:href="http://www.beehyve.io" text:style-name="ListLabel_20_244" text:visited-style-name="ListLabel_20_244"><text:span text:style-name="T1">www.beehyve.io</text:span></text:a></text:p>
      <text:p text:style-name="P52"><text:bookmark text:name="_6ux96iube37a"/>Machine Learning Classes</text:p>
      <text:p text:style-name="P5">Common Machine Learning classes from schools around the world. Ranked based on quality of content and availability.</text:p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6">School</text:span></text:p>
          </table:table-cell>
          <table:table-cell table:style-name="Table1.A1" office:value-type="string">
            <text:p text:style-name="P3"><text:span text:style-name="T6">Class</text:span></text:p>
          </table:table-cell>
        </table:table-row>
        <table:table-row table:style-name="Table1.2">
          <table:table-cell table:style-name="Table1.A1" office:value-type="string">
            <text:p text:style-name="P4"><text:span text:style-name="T7">Brown</text:span></text:p>
          </table:table-cell>
          <table:table-cell table:style-name="Table1.A1" office:value-type="string">
            <text:list xml:id="list3122773288" text:style-name="WWNum7">
              <text:list-item>
                <text:p text:style-name="P27"><text:a xlink:type="simple" xlink:href="http://cs.brown.edu/courses/cs142/" text:style-name="ListLabel_20_245" text:visited-style-name="ListLabel_20_245"><text:span text:style-name="T3">http://cs.brown.edu/courses/cs142/</text:span></text:a><text:span text:style-name="T9"> </text:span></text:p>
              </text:list-item>
              <text:list-item>
                <text:p text:style-name="P27"><text:span text:style-name="T9">Lectures: </text:span><text:a xlink:type="simple" xlink:href="http://cs.brown.edu/courses/cs142/assignments.html" text:style-name="ListLabel_20_245" text:visited-style-name="ListLabel_20_245"><text:span text:style-name="T3">http://cs.brown.edu/courses/cs142/assignments.html</text:span></text:a><text:span text:style-name="T9"> </text:span></text:p>
              </text:list-item>
            </text:list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4"><text:span text:style-name="T7">Stanford</text:span></text:p>
          </table:table-cell>
          <table:table-cell table:style-name="Table1.A1" office:value-type="string">
            <text:list xml:id="list1039016878" text:style-name="WWNum4">
              <text:list-item>
                <text:p text:style-name="P28"><text:a xlink:type="simple" xlink:href="http://cs229.stanford.edu/" text:style-name="ListLabel_20_245" text:visited-style-name="ListLabel_20_245"><text:span text:style-name="T3">http://cs229.stanford.edu/</text:span></text:a><text:span text:style-name="T9"> </text:span></text:p>
              </text:list-item>
              <text:list-item>
                <text:p text:style-name="P28"><text:span text:style-name="T9">Projects: </text:span><text:a xlink:type="simple" xlink:href="http://cs229.stanford.edu/projects2016.html" text:style-name="ListLabel_20_245" text:visited-style-name="ListLabel_20_245"><text:span text:style-name="T3">http://cs229.stanford.edu/projects2016.html</text:span></text:a><text:span text:style-name="T9"> 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<text:span text:style-name="T7">CMU</text:span></text:p>
          </table:table-cell>
          <table:table-cell table:style-name="Table1.A1" office:value-type="string">
            <text:list xml:id="list3196590550" text:style-name="WWNum14">
              <text:list-item>
                <text:p text:style-name="P29"><text:a xlink:type="simple" xlink:href="http://www.cs.cmu.edu/~epxing/Class/10701/" text:style-name="ListLabel_20_245" text:visited-style-name="ListLabel_20_245"><text:span text:style-name="T3">http://www.cs.cmu.edu/~epxing/Class/10701/</text:span></text:a><text:span text:style-name="T9"> 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Standard"><text:span text:style-name="T7">Harvard</text:span></text:p>
          </table:table-cell>
          <table:table-cell table:style-name="Table1.A1" office:value-type="string">
            <text:list xml:id="list3702565652" text:style-name="WWNum25">
              <text:list-item>
                <text:p text:style-name="P30"><text:a xlink:type="simple" xlink:href="http://isites.harvard.edu/icb/icb.do?keyword=k100309" text:style-name="ListLabel_20_245" text:visited-style-name="ListLabel_20_245"><text:span text:style-name="T3">http://isites.harvard.edu/icb/icb.do?keyword=k100309</text:span></text:a><text:span text:style-name="T9"> 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Standard"><text:span text:style-name="T7">MiT</text:span></text:p>
          </table:table-cell>
          <table:table-cell table:style-name="Table1.A1" office:value-type="string">
            <text:list xml:id="list1074419066" text:style-name="WWNum21">
              <text:list-item>
                <text:p text:style-name="P31"><text:a xlink:type="simple" xlink:href="https://ocw.mit.edu/courses/electrical-engineering-and-computer-science/6-867-machine-learning-fall-2006/" text:style-name="ListLabel_20_245" text:visited-style-name="ListLabel_20_245"><text:span text:style-name="T3">https://ocw.mit.edu/courses/electrical-engineering-and-computer-science/6-867-machine-learning-fall-2006/</text:span></text:a></text:p>
              </text:list-item>
              <text:list-item>
                <text:p text:style-name="P26"><text:a xlink:type="simple" xlink:href="http://courses.csail.mit.edu/6.036/spring_2016/info.html" text:style-name="ListLabel_20_246" text:visited-style-name="ListLabel_20_246"><text:span text:style-name="T5">6.036: Introduction to Machine Learning</text:span></text:a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Standard"><text:span text:style-name="T7">U of Minnesota</text:span></text:p>
          </table:table-cell>
          <table:table-cell table:style-name="Table1.A1" office:value-type="string">
            <text:list xml:id="list4109714905" text:style-name="WWNum15">
              <text:list-item>
                <text:p text:style-name="P32"><text:a xlink:type="simple" xlink:href="http://www-users.cselabs.umn.edu/classes/Spring-2014/csci5521/" text:style-name="ListLabel_20_245" text:visited-style-name="ListLabel_20_245"><text:span text:style-name="T3">http://www-users.cselabs.umn.edu/classes/Spring-2014/csci5521/</text:span></text:a><text:span text:style-name="T9"> 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Standard"><text:span text:style-name="T7">U of Wisconsin</text:span></text:p>
          </table:table-cell>
          <table:table-cell table:style-name="Table1.A1" office:value-type="string">
            <text:list xml:id="list2330028643" text:style-name="WWNum22">
              <text:list-item>
                <text:p text:style-name="P33"><text:a xlink:type="simple" xlink:href="https://www.biostat.wisc.edu/~craven/cs760/" text:style-name="ListLabel_20_245" text:visited-style-name="ListLabel_20_245"><text:span text:style-name="T3">https://www.biostat.wisc.edu/~craven/cs760/</text:span></text:a><text:span text:style-name="T9"> 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Standard"><text:span text:style-name="T7">UIUC</text:span></text:p>
          </table:table-cell>
          <table:table-cell table:style-name="Table1.A1" office:value-type="string">
            <text:list xml:id="list2306617656" text:style-name="WWNum13">
              <text:list-item>
                <text:p text:style-name="P34"><text:a xlink:type="simple" xlink:href="http://l2r.cs.illinois.edu/~danr/Teaching/CS446-17/index.html" text:style-name="ListLabel_20_245" text:visited-style-name="ListLabel_20_245"><text:span text:style-name="T3">http://l2r.cs.illinois.edu/~danr/Teaching/CS446-17/index.html</text:span></text:a><text:span text:style-name="T9"> </text:span></text:p>
              </text:list-item>
            </text:list>
          </table:table-cell>
        </table:table-row>
      </table:table>
      <text:p text:style-name="P52"><text:bookmark text:name="_d65pz988i4rz"/><text:soft-page-break/><text:line-break/>Past Exams</text:p>
      <text:p text:style-name="P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<text:span text:style-name="T6">School</text:span></text:p>
          </table:table-cell>
          <table:table-cell table:style-name="Table2.A1" office:value-type="string">
            <text:p text:style-name="P3"><text:span text:style-name="T6">Exams</text:span></text:p>
          </table:table-cell>
        </table:table-row>
        <table:table-row table:style-name="Table2.1">
          <table:table-cell table:style-name="Table2.A1" office:value-type="string">
            <text:p text:style-name="P4">Stanford</text:p>
          </table:table-cell>
          <table:table-cell table:style-name="Table2.A1" office:value-type="string">
            <text:p text:style-name="Standard"><text:a xlink:type="simple" xlink:href="http://cs229.stanford.edu/materials/midterm2014.pdf" text:style-name="ListLabel_20_244" text:visited-style-name="ListLabel_20_244"><text:span text:style-name="T1">Practice Midterm 1</text:span></text:a> | <text:a xlink:type="simple" xlink:href="http://cs229.stanford.edu/materials/practicemidterm1sol.pdf" text:style-name="ListLabel_20_244" text:visited-style-name="ListLabel_20_244"><text:span text:style-name="T1">Practice Midterm 1 Solutions</text:span></text:a> </text:p>
            <text:p text:style-name="Standard"><text:a xlink:type="simple" xlink:href="http://cs229.stanford.edu/materials/midterm2015.pdf" text:style-name="ListLabel_20_244" text:visited-style-name="ListLabel_20_244"><text:span text:style-name="T1">Practice Midterm 2</text:span></text:a> | <text:a xlink:type="simple" xlink:href="http://cs229.stanford.edu/materials/practicemidterm2sol.pdf" text:style-name="ListLabel_20_244" text:visited-style-name="ListLabel_20_244"><text:span text:style-name="T1">Practice Midterm 2 Solutions</text:span></text:a></text:p>
          </table:table-cell>
        </table:table-row>
        <table:table-row table:style-name="Table2.1">
          <table:table-cell table:style-name="Table2.A1" office:value-type="string">
            <text:p text:style-name="P4">CMU</text:p>
          </table:table-cell>
          <table:table-cell table:style-name="Table2.A1" office:value-type="string">
            <text:p text:style-name="P2"><text:span text:style-name="T9">The 2001 midterm (</text:span><text:a xlink:type="simple" xlink:href="http://www.cs.cmu.edu/~aarti/Class/10701/exams/midterm2001.pdf" text:style-name="ListLabel_20_245" text:visited-style-name="ListLabel_20_245"><text:span text:style-name="T3">midterm</text:span></text:a><text:span text:style-name="T9">, </text:span><text:a xlink:type="simple" xlink:href="http://www.cs.cmu.edu/~aarti/Class/10701/exams/midterm2001-solution.pdf" text:style-name="ListLabel_20_245" text:visited-style-name="ListLabel_20_245"><text:span text:style-name="T3">solutions</text:span></text:a><text:span text:style-name="T9">)</text:span></text:p>
            <text:p text:style-name="P2"><text:span text:style-name="T9">The 2002 midterm (</text:span><text:a xlink:type="simple" xlink:href="http://www.cs.cmu.edu/~aarti/Class/10701/exams/midterm2002.pdf" text:style-name="ListLabel_20_245" text:visited-style-name="ListLabel_20_245"><text:span text:style-name="T3">midterm</text:span></text:a><text:span text:style-name="T9">, </text:span><text:a xlink:type="simple" xlink:href="http://www.cs.cmu.edu/~aarti/Class/10701/exams/midterm2002-solution.pdf" text:style-name="ListLabel_20_245" text:visited-style-name="ListLabel_20_245"><text:span text:style-name="T3">solutions</text:span></text:a><text:span text:style-name="T9">)</text:span></text:p>
            <text:p text:style-name="P2"><text:span text:style-name="T9">The 2003 midterm (</text:span><text:a xlink:type="simple" xlink:href="http://www.cs.cmu.edu/~aarti/Class/10701/exams/midterm2003.pdf" text:style-name="ListLabel_20_245" text:visited-style-name="ListLabel_20_245"><text:span text:style-name="T3">midterm</text:span></text:a><text:span text:style-name="T9">, </text:span><text:a xlink:type="simple" xlink:href="http://www.cs.cmu.edu/~aarti/Class/10701/exams/midterm2003-solution.pdf" text:style-name="ListLabel_20_245" text:visited-style-name="ListLabel_20_245"><text:span text:style-name="T3">solutions</text:span></text:a><text:span text:style-name="T9">)</text:span></text:p>
            <text:p text:style-name="P2"><text:span text:style-name="T9">The 2004 midterm (</text:span><text:a xlink:type="simple" xlink:href="http://www.cs.cmu.edu/~aarti/Class/10701/exams/midterm2004.pdf" text:style-name="ListLabel_20_245" text:visited-style-name="ListLabel_20_245"><text:span text:style-name="T3">midterm</text:span></text:a><text:span text:style-name="T9">, </text:span><text:a xlink:type="simple" xlink:href="http://www.cs.cmu.edu/~aarti/Class/10701/exams/midterm2004-solution.pdf" text:style-name="ListLabel_20_245" text:visited-style-name="ListLabel_20_245"><text:span text:style-name="T3">solutions</text:span></text:a><text:span text:style-name="T9">)</text:span></text:p>
            <text:p text:style-name="P2"><text:span text:style-name="T9">The 2005 spring midterm (</text:span><text:a xlink:type="simple" xlink:href="http://www.cs.cmu.edu/~aarti/Class/10701/exams/midterm2005sp-solution.pdf" text:style-name="ListLabel_20_245" text:visited-style-name="ListLabel_20_245"><text:span text:style-name="T3">solutions</text:span></text:a><text:span text:style-name="T9">)</text:span></text:p>
            <text:p text:style-name="P2"><text:span text:style-name="T9">The 2005 fall midterm (</text:span><text:a xlink:type="simple" xlink:href="http://www.cs.cmu.edu/~aarti/Class/10701/exams/midterm2005-solution.pdf" text:style-name="ListLabel_20_245" text:visited-style-name="ListLabel_20_245"><text:span text:style-name="T3">solutions</text:span></text:a><text:span text:style-name="T9">)</text:span></text:p>
            <text:p text:style-name="P2"><text:span text:style-name="T9">The 2006 fall midterm (</text:span><text:a xlink:type="simple" xlink:href="http://www.cs.cmu.edu/~aarti/Class/10701/exams/midterm2006.pdf" text:style-name="ListLabel_20_245" text:visited-style-name="ListLabel_20_245"><text:span text:style-name="T3">midterm</text:span></text:a><text:span text:style-name="T9">, </text:span><text:a xlink:type="simple" xlink:href="http://www.cs.cmu.edu/~aarti/Class/10701/exams/midterm2006-solution.pdf" text:style-name="ListLabel_20_245" text:visited-style-name="ListLabel_20_245"><text:span text:style-name="T3">solutions</text:span></text:a><text:span text:style-name="T9">) </text:span></text:p>
            <text:p text:style-name="P2"><text:span text:style-name="T9">The 2007 spring midterm (</text:span><text:a xlink:type="simple" xlink:href="http://www.cs.cmu.edu/~aarti/Class/10701/exams/midterm2007s.pdf" text:style-name="ListLabel_20_245" text:visited-style-name="ListLabel_20_245"><text:span text:style-name="T3">midterm</text:span></text:a><text:span text:style-name="T9">, </text:span><text:a xlink:type="simple" xlink:href="http://www.cs.cmu.edu/~aarti/Class/10701/exams/midterm2007s-solution.pdf" text:style-name="ListLabel_20_245" text:visited-style-name="ListLabel_20_245"><text:span text:style-name="T3">solutions</text:span></text:a><text:span text:style-name="T9">)</text:span></text:p>
            <text:p text:style-name="P2"><text:span text:style-name="T9">The 2008 spring midterm (</text:span><text:a xlink:type="simple" xlink:href="http://www.cs.cmu.edu/~aarti/Class/10701/exams/midterm2008s-solution.pdf" text:style-name="ListLabel_20_245" text:visited-style-name="ListLabel_20_245"><text:span text:style-name="T3">solutions</text:span></text:a><text:span text:style-name="T9">)</text:span></text:p>
            <text:p text:style-name="P1"/>
            <text:p text:style-name="P2"><text:span text:style-name="T9">The 2010 fall midterm (</text:span><text:a xlink:type="simple" xlink:href="http://www.cs.cmu.edu/~aarti/Class/10701/exams/midterm2010f.pdf" text:style-name="ListLabel_20_245" text:visited-style-name="ListLabel_20_245"><text:span text:style-name="T3">midterm</text:span></text:a><text:span text:style-name="T9">, </text:span><text:a xlink:type="simple" xlink:href="http://www.cs.cmu.edu/~aarti/Class/10701/exams/midterm2010f_sol.pdf" text:style-name="ListLabel_20_245" text:visited-style-name="ListLabel_20_245"><text:span text:style-name="T3">solutions</text:span></text:a><text:span text:style-name="T9">)</text:span></text:p>
            <text:p text:style-name="P1"/>
            <text:p text:style-name="P2"><text:span text:style-name="T9">Additional midterm examples from fall 2010 (</text:span><text:a xlink:type="simple" xlink:href="http://www.cs.cmu.edu/~aarti/Class/10701/exams/midexample.pdf" text:style-name="ListLabel_20_245" text:visited-style-name="ListLabel_20_245"><text:span text:style-name="T3">questions</text:span></text:a><text:span text:style-name="T9">, </text:span><text:a xlink:type="simple" xlink:href="http://www.cs.cmu.edu/~aarti/Class/10701/exams/midexample-solutions.pdf" text:style-name="ListLabel_20_245" text:visited-style-name="ListLabel_20_245"><text:span text:style-name="T3">solutions</text:span></text:a><text:span text:style-name="T9">)</text:span></text:p>
            <text:p text:style-name="P1"/>
            <text:p text:style-name="P2"><text:span text:style-name="T9">The 2001 final (</text:span><text:a xlink:type="simple" xlink:href="http://www.cs.cmu.edu/~aarti/Class/10701/exams/final2001.pdf" text:style-name="ListLabel_20_245" text:visited-style-name="ListLabel_20_245"><text:span text:style-name="T3">final</text:span></text:a><text:span text:style-name="T9">, </text:span><text:a xlink:type="simple" xlink:href="http://www.cs.cmu.edu/~aarti/Class/10701/exams/final2001-solution.pdf" text:style-name="ListLabel_20_245" text:visited-style-name="ListLabel_20_245"><text:span text:style-name="T3">solutions</text:span></text:a><text:span text:style-name="T9">)</text:span></text:p>
            <text:p text:style-name="P2"><text:span text:style-name="T9">The 2002 final (</text:span><text:a xlink:type="simple" xlink:href="http://www.cs.cmu.edu/~aarti/Class/10701/exams/final2002.pdf" text:style-name="ListLabel_20_245" text:visited-style-name="ListLabel_20_245"><text:span text:style-name="T3">final with some figs missing</text:span></text:a><text:span text:style-name="T9">, </text:span><text:a xlink:type="simple" xlink:href="http://www.cs.cmu.edu/~aarti/Class/10701/exams/final2002-solution.pdf" text:style-name="ListLabel_20_245" text:visited-style-name="ListLabel_20_245"><text:span text:style-name="T3">solutions</text:span></text:a><text:span text:style-name="T9">)</text:span></text:p>
            <text:p text:style-name="P2"><text:span text:style-name="T9">The 2003 final (</text:span><text:a xlink:type="simple" xlink:href="http://www.cs.cmu.edu/~aarti/Class/10701/exams/final2003.pdf" text:style-name="ListLabel_20_245" text:visited-style-name="ListLabel_20_245"><text:span text:style-name="T3">final</text:span></text:a><text:span text:style-name="T9">, </text:span><text:a xlink:type="simple" xlink:href="http://www.cs.cmu.edu/~aarti/Class/10701/exams/final2003-solution.pdf" text:style-name="ListLabel_20_245" text:visited-style-name="ListLabel_20_245"><text:span text:style-name="T3">solutions</text:span></text:a><text:span text:style-name="T9">)</text:span></text:p>
            <text:p text:style-name="P2"><text:span text:style-name="T9">The 2004 final (</text:span><text:a xlink:type="simple" xlink:href="http://www.cs.cmu.edu/~aarti/Class/10701/exams/final2004-solution.pdf" text:style-name="ListLabel_20_245" text:visited-style-name="ListLabel_20_245"><text:span text:style-name="T3">solutions</text:span></text:a><text:span text:style-name="T9">)</text:span></text:p>
            <text:p text:style-name="P2"><text:span text:style-name="T9">The 2006 fall final (</text:span><text:a xlink:type="simple" xlink:href="http://www.cs.cmu.edu/~aarti/Class/10701/exams/final2006.pdf" text:style-name="ListLabel_20_245" text:visited-style-name="ListLabel_20_245"><text:span text:style-name="T3">final</text:span></text:a><text:span text:style-name="T9">, </text:span><text:a xlink:type="simple" xlink:href="http://www.cs.cmu.edu/~aarti/Class/10701/exams/final2006-solution.pdf" text:style-name="ListLabel_20_245" text:visited-style-name="ListLabel_20_245"><text:span text:style-name="T3">solutions</text:span></text:a><text:span text:style-name="T9">)</text:span></text:p>
            <text:p text:style-name="P2"><text:span text:style-name="T9">The 2007 spring final (</text:span><text:a xlink:type="simple" xlink:href="http://www.cs.cmu.edu/~aarti/Class/10701/exams/final2007s.pdf" text:style-name="ListLabel_20_245" text:visited-style-name="ListLabel_20_245"><text:span text:style-name="T3">final</text:span></text:a><text:span text:style-name="T9">, </text:span><text:a xlink:type="simple" xlink:href="http://www.cs.cmu.edu/~aarti/Class/10701/exams/final2007s-solution.pdf" text:style-name="ListLabel_20_245" text:visited-style-name="ListLabel_20_245"><text:span text:style-name="T3">solutions</text:span></text:a><text:span text:style-name="T9">)</text:span></text:p>
            <text:p text:style-name="P2"><text:span text:style-name="T9">The 2008 fall final (</text:span><text:a xlink:type="simple" xlink:href="http://www.cs.cmu.edu/~aarti/Class/10701/exams/final2008f.pdf" text:style-name="ListLabel_20_245" text:visited-style-name="ListLabel_20_245"><text:span text:style-name="T3">final</text:span></text:a><text:span text:style-name="T9">, </text:span><text:a xlink:type="simple" xlink:href="http://www.cs.cmu.edu/~aarti/Class/10701/exams/final2008f-solution.pdf" text:style-name="ListLabel_20_245" text:visited-style-name="ListLabel_20_245"><text:span text:style-name="T3">solutions</text:span></text:a><text:span text:style-name="T9">)</text:span></text:p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<text:span text:style-name="T9">UIUC</text:span></text:p>
          </table:table-cell>
          <table:table-cell table:style-name="Table2.A1" office:value-type="string">
            <text:list xml:id="list2397280587" text:style-name="WWNum24">
              <text:list-item>
                <text:p text:style-name="P35"><text:span text:style-name="T8">Previous Mid-term exams:</text:span></text:p>
                <text:list>
                  <text:list-item>
                    <text:p text:style-name="P48"><text:a xlink:type="simple" xlink:href="http://l2r.cs.illinois.edu/~danr/Teaching/CS446-17/midterm/midterm-11.pdf" text:style-name="ListLabel_20_247" text:visited-style-name="ListLabel_20_247"><text:span text:style-name="T4">2011 midterm</text:span></text:a><text:span text:style-name="T10">, </text:span><text:a xlink:type="simple" xlink:href="http://l2r.cs.illinois.edu/~danr/Teaching/CS446-17/midterm/midterm-11-solution.pdf" text:style-name="ListLabel_20_247" text:visited-style-name="ListLabel_20_247"><text:span text:style-name="T4">2011 midterm solution</text:span></text:a></text:p>
                  </text:list-item>
                  <text:list-item>
                    <text:p text:style-name="P48"><text:a xlink:type="simple" xlink:href="http://l2r.cs.illinois.edu/~danr/Teaching/CS446-17/midterm/midterm-12.pdf" text:style-name="ListLabel_20_247" text:visited-style-name="ListLabel_20_247"><text:span text:style-name="T4">2012 midterm</text:span></text:a><text:span text:style-name="T10">, </text:span><text:a xlink:type="simple" xlink:href="http://l2r.cs.illinois.edu/~danr/Teaching/CS446-17/midterm/midterm-12-solution.pdf" text:style-name="ListLabel_20_247" text:visited-style-name="ListLabel_20_247"><text:span text:style-name="T4">2012 midterm solution</text:span></text:a></text:p>
                  </text:list-item>
                  <text:list-item>
                    <text:p text:style-name="P48"><text:a xlink:type="simple" xlink:href="http://l2r.cs.illinois.edu/~danr/Teaching/CS446-17/midterm/midterm-14.pdf" text:style-name="ListLabel_20_247" text:visited-style-name="ListLabel_20_247"><text:span text:style-name="T4">2014 midterm</text:span></text:a><text:span text:style-name="T10">, </text:span><text:a xlink:type="simple" xlink:href="http://l2r.cs.illinois.edu/~danr/Teaching/CS446-17/midterm/midterm-14-solution.pdf" text:style-name="ListLabel_20_247" text:visited-style-name="ListLabel_20_247"><text:span text:style-name="T4">2014 midterm solution</text:span></text:a></text:p>
                  </text:list-item>
                  <text:list-item>
                    <text:p text:style-name="P48"><text:a xlink:type="simple" xlink:href="http://l2r.cs.illinois.edu/~danr/Teaching/CS446-17/midterm/midterm-15.pdf" text:style-name="ListLabel_20_247" text:visited-style-name="ListLabel_20_247"><text:span text:style-name="T4">2015 midterm</text:span></text:a><text:span text:style-name="T10">, </text:span><text:a xlink:type="simple" xlink:href="http://l2r.cs.illinois.edu/~danr/Teaching/CS446-17/midterm/midterm-15-solution.pdf" text:style-name="ListLabel_20_247" text:visited-style-name="ListLabel_20_247"><text:span text:style-name="T4">2015 midterm solution</text:span></text:a></text:p>
                  </text:list-item>
                  <text:list-item>
                    <text:p text:style-name="P48"><text:a xlink:type="simple" xlink:href="http://l2r.cs.illinois.edu/~danr/Teaching/CS446-17/midterm/midterm-16-solution.pdf" text:style-name="ListLabel_20_247" text:visited-style-name="ListLabel_20_247"><text:span text:style-name="T4">2016 midterm solution</text:span></text:a></text:p>
                  </text:list-item>
                </text:list>
              </text:list-item>
              <text:list-item>
                <text:p text:style-name="P35"><text:span text:style-name="T8">Previous Final exams:</text:span></text:p>
                <text:list>
                  <text:list-item>
                    <text:p text:style-name="P48"><text:a xlink:type="simple" xlink:href="http://l2r.cs.illinois.edu/~danr/Teaching/CS446-17/final/final-12-qn.pdf" text:style-name="ListLabel_20_247" text:visited-style-name="ListLabel_20_247"><text:span text:style-name="T4">2012 final</text:span></text:a><text:span text:style-name="T10">, </text:span><text:a xlink:type="simple" xlink:href="http://l2r.cs.illinois.edu/~danr/Teaching/CS446-17/final/final-12-soln.pdf" text:style-name="ListLabel_20_247" text:visited-style-name="ListLabel_20_247"><text:span text:style-name="T4">2012 final_solution</text:span></text:a></text:p>
                  </text:list-item>
                  <text:list-item>
                    <text:p text:style-name="P48"><text:a xlink:type="simple" xlink:href="http://l2r.cs.illinois.edu/~danr/Teaching/CS446-17/final/final-14.pdf" text:style-name="ListLabel_20_247" text:visited-style-name="ListLabel_20_247"><text:span text:style-name="T4">2014 final</text:span></text:a><text:span text:style-name="T10">,<text:tab/></text:span><text:a xlink:type="simple" xlink:href="http://l2r.cs.illinois.edu/~danr/Teaching/CS446-17/final/final-14-soln.pdf" text:style-name="ListLabel_20_247" text:visited-style-name="ListLabel_20_247"><text:span text:style-name="T4">2014 final solution</text:span></text:a></text:p>
                  </text:list-item>
                  <text:list-item>
                    <text:p text:style-name="P48"><text:a xlink:type="simple" xlink:href="http://l2r.cs.illinois.edu/~danr/Teaching/CS446-17/final/final-15.pdf" text:style-name="ListLabel_20_247" text:visited-style-name="ListLabel_20_247"><text:span text:style-name="T4">2015 final</text:span></text:a><text:span text:style-name="T10">,<text:tab/></text:span><text:a xlink:type="simple" xlink:href="http://l2r.cs.illinois.edu/~danr/Teaching/CS446-17/final/final-15-soln.pdf" text:style-name="ListLabel_20_247" text:visited-style-name="ListLabel_20_247"><text:span text:style-name="T4">2015 final solution</text:span></text:a></text:p>
                  </text:list-item>
                  <text:list-item>
                    <text:p text:style-name="P48"><text:a xlink:type="simple" xlink:href="http://l2r.cs.illinois.edu/~danr/Teaching/CS446-17/final/final-fall16.pdf" text:style-name="ListLabel_20_247" text:visited-style-name="ListLabel_20_247"><text:span text:style-name="T4">2016 final</text:span></text:a><text:span text:style-name="T10">, </text:span><text:a xlink:type="simple" xlink:href="http://l2r.cs.illinois.edu/~danr/Teaching/CS446-17/final/final-fall16-soln.pdf" text:style-name="ListLabel_20_247" text:visited-style-name="ListLabel_20_247"><text:span text:style-name="T4">2016 final solution</text:span></text:a></text:p>
                  </text:list-item>
                </text:list>
              </text:list-item>
            </text:list>
            <text:p text:style-name="Standard"><text:a xlink:type="simple" xlink:href="http://l2r.cs.illinois.edu/~danr/Teaching/CS446-17/final/final-fall16-soln.pdf" text:style-name="ListLabel_20_247" text:visited-style-name="ListLabel_20_247"><text:span text:style-name="T9"/></text:a></text:p>
          </table:table-cell>
        </table:table-row>
      </table:table>
      <text:p text:style-name="P52"><text:bookmark text:name="_wwmwi63bss92"/>Communities</text:p>
      <text:list xml:id="list4287469501" text:style-name="WWNum10">
        <text:list-item>
          <text:p text:style-name="P8"><text:a xlink:type="simple" xlink:href="https://www.beehyve.io/" text:style-name="ListLabel_20_248" text:visited-style-name="ListLabel_20_248"><text:span text:style-name="T2">https://www.beehyve.io/</text:span></text:a></text:p>
        </text:list-item>
        <text:list-item>
          <text:p text:style-name="P8"><text:a xlink:type="simple" xlink:href="https://www.reddit.com/r/MachineLearning/" text:style-name="ListLabel_20_248" text:visited-style-name="ListLabel_20_248"><text:span text:style-name="T2">https://www.reddit.com/r/MachineLearning/</text:span></text:a></text:p>
        </text:list-item>
        <text:list-item>
          <text:p text:style-name="P8"><text:a xlink:type="simple" xlink:href="http://machinelearningmastery.com/machine-learning-communities/" text:style-name="ListLabel_20_244" text:visited-style-name="ListLabel_20_244"><text:span text:style-name="T1">http://machinelearningmastery.com/machine-learning-communities/</text:span></text:a></text:p>
        </text:list-item>
        <text:list-item>
          <text:p text:style-name="P8"/>
        </text:list-item>
      </text:list>
      <text:p text:style-name="P52"><text:bookmark text:name="_pgt2jzgych7a"/>Common Topics</text:p>
      <text:list xml:id="list3166177315" text:style-name="WWNum8">
        <text:list-item>
          <text:p text:style-name="P9">Intro</text:p>
        </text:list-item>
        <text:list-item>
          <text:p text:style-name="P9">Supervised Learning</text:p>
        </text:list-item>
        <text:list-item>
          <text:p text:style-name="P9">Linear <text:s/>models</text:p>
          <text:list>
            <text:list-item>
              <text:p text:style-name="P39">Multivariate Methods</text:p>
            </text:list-item>
            <text:list-item>
              <text:p text:style-name="P39">Linear Regression</text:p>
            </text:list-item>
            <text:list-item>
              <text:p text:style-name="P39">Logistic Regression</text:p>
            </text:list-item>
          </text:list>
        </text:list-item>
        <text:list-item>
          <text:p text:style-name="P9">Model Selection</text:p>
        </text:list-item>
        <text:list-item>
          <text:p text:style-name="P9">Kernels</text:p>
        </text:list-item>
        <text:list-item>
          <text:p text:style-name="P9">SVM</text:p>
        </text:list-item>
        <text:list-item>
          <text:p text:style-name="P9"><text:soft-page-break/>Boosting</text:p>
        </text:list-item>
        <text:list-item>
          <text:p text:style-name="P9">Neural Network</text:p>
        </text:list-item>
        <text:list-item>
          <text:p text:style-name="P9">Dimensionality reduction</text:p>
        </text:list-item>
        <text:list-item>
          <text:p text:style-name="P9">HMMs</text:p>
        </text:list-item>
        <text:list-item>
          <text:p text:style-name="P9">Bayesian Networks</text:p>
        </text:list-item>
      </text:list>
      <text:p text:style-name="P5"/>
      <text:p text:style-name="P52"><text:bookmark text:name="_9umrbi4bx4f1"/>Topics</text:p>
      <text:p text:style-name="P54"><text:bookmark text:name="_q64nujrrlps4"/>Introduction to Machine Learning<draw:rect text:anchor-type="as-char" style:rel-width="100%" draw:z-index="2" draw:style-name="gr1" draw:text-style-name="P56" svg:width="0.0012in" svg:height="0.0213in"><text:p/></draw:rect></text:p>
      <text:list xml:id="list965911418" text:style-name="WWNum2">
        <text:list-item>
          <text:list>
            <text:list-item>
              <text:p text:style-name="P10">Brown:</text:p>
              <text:list>
                <text:list-item>
                  <text:p text:style-name="P40"><text:a xlink:type="simple" xlink:href="http://cs.brown.edu/courses/cs142/lectures/lec01_classification.pdf" text:style-name="ListLabel_20_244" text:visited-style-name="ListLabel_20_244"><text:span text:style-name="T1">http://cs.brown.edu/courses/cs142/lectures/lec01_classification.pdf</text:span></text:a> <text:s/></text:p>
                </text:list-item>
              </text:list>
            </text:list-item>
          </text:list>
        </text:list-item>
      </text:list>
      <text:p text:style-name="P5"><text:tab/></text:p>
      <text:list xml:id="list2633623881" text:style-name="WWNum20">
        <text:list-item>
          <text:p text:style-name="P11">CMU:</text:p>
          <text:list>
            <text:list-item>
              <text:p text:style-name="P41"><text:a xlink:type="simple" xlink:href="http://www.cs.cmu.edu/~tom/10701_sp11/slides/DTreesAndOverfitting-1-11-2011_final.pdf" text:style-name="ListLabel_20_244" text:visited-style-name="ListLabel_20_244"><text:span text:style-name="T1">Slides</text:span></text:a></text:p>
            </text:list-item>
            <text:list-item>
              <text:p text:style-name="P41"><text:a xlink:type="simple" xlink:href="http://cc-web.isri.cmu.edu/CourseCast/Viewer/Default.aspx?id=257476ca-e66a-4cdb-9ffc-8abdd3129954" text:style-name="ListLabel_20_244" text:visited-style-name="ListLabel_20_244"><text:span text:style-name="T1">Video</text:span></text:a></text:p>
            </text:list-item>
            <text:list-item>
              <text:p text:style-name="P41"><text:a xlink:type="simple" xlink:href="http://www.r2d3.us/visual-intro-to-machine-learning-part-1/" text:style-name="ListLabel_20_244" text:visited-style-name="ListLabel_20_244"><text:span text:style-name="T1">http://www.r2d3.us/visual-intro-to-machine-learning-part-1/</text:span></text:a><text:line-break/><text:a xlink:type="simple" xlink:href="https://www.biostat.wisc.edu/~craven/cs760/lectures/probability.pdf" text:style-name="ListLabel_20_244" text:visited-style-name="ListLabel_20_244"><text:span text:style-name="T1">https://www.biostat.wisc.edu/~craven/cs760/lectures/probability.pdf</text:span></text:a> </text:p>
            </text:list-item>
          </text:list>
        </text:list-item>
      </text:list>
      <text:list xml:id="list143517712087029" text:continue-list="list965911418" text:style-name="WWNum2">
        <text:list-item>
          <text:p text:style-name="P10">Wisc:</text:p>
          <text:list>
            <text:list-item>
              <text:p text:style-name="P40"><text:a xlink:type="simple" xlink:href="https://www.biostat.wisc.edu/~craven/cs760/lectures/BNs-1.pdf" text:style-name="ListLabel_20_245" text:visited-style-name="ListLabel_20_245"><text:span text:style-name="T3">https://www.biostat.wisc.edu/~craven/cs760/lectures/BNs-1.pdf</text:span></text:a></text:p>
            </text:list-item>
            <text:list-item>
              <text:p text:style-name="P40"><text:a xlink:type="simple" xlink:href="https://www.biostat.wisc.edu/~craven/cs760/lectures/BNs-2.pdf" text:style-name="ListLabel_20_245" text:visited-style-name="ListLabel_20_245"><text:span text:style-name="T3">https://www.biostat.wisc.edu/~craven/cs760/lectures/BNs-2.pdf</text:span></text:a></text:p>
            </text:list-item>
            <text:list-item>
              <text:p text:style-name="P40"><text:a xlink:type="simple" xlink:href="https://www.biostat.wisc.edu/~craven/cs760/lectures/BNs-3.pdf" text:style-name="ListLabel_20_245" text:visited-style-name="ListLabel_20_245"><text:span text:style-name="T3">https://www.biostat.wisc.edu/~craven/cs760/lectures/BNs-3.pdf</text:span></text:a> </text:p>
            </text:list-item>
          </text:list>
        </text:list-item>
      </text:list>
      <text:p text:style-name="P49"/>
      <text:list xml:id="list143517551372813" text:continue-numbering="true" text:style-name="WWNum2">
        <text:list-item>
          <text:p text:style-name="P10">CMU</text:p>
          <text:list>
            <text:list-item>
              <text:p text:style-name="P40"><text:soft-page-break/><text:a xlink:type="simple" xlink:href="http://www.cs.cmu.edu/~tom/10701_sp11/slides/Overfitting_ProbReview-1-13-2011-ann.pdf" text:style-name="ListLabel_20_244" text:visited-style-name="ListLabel_20_244"><text:span text:style-name="T1">Annotated slides</text:span></text:a></text:p>
            </text:list-item>
            <text:list-item>
              <text:p text:style-name="P40"><text:a xlink:type="simple" xlink:href="http://cc-web.isri.cmu.edu/CourseCast/Viewer/Default.aspx?id=ad6574d4-b695-4940-8449-2e09096ed16c" text:style-name="ListLabel_20_244" text:visited-style-name="ListLabel_20_244"><text:span text:style-name="T1">Video</text:span></text:a><text:line-break/></text:p>
            </text:list-item>
          </text:list>
        </text:list-item>
      </text:list>
      <text:list xml:id="list143518890974742" text:continue-list="list2633623881" text:style-name="WWNum20">
        <text:list-item>
          <text:list>
            <text:list-item>
              <text:p text:style-name="P41"/>
            </text:list-item>
          </text:list>
        </text:list-item>
      </text:list>
      <text:p text:style-name="P36"/>
      <text:p text:style-name="P54"><text:bookmark text:name="_kw08mv8pbnhm"/><text:span text:style-name="T6">Supervised Learning</text:span></text:p>
      <text:list xml:id="list876493120" text:style-name="WWNum27">
        <text:list-item>
          <text:p text:style-name="P12">What is difference between supervised and unsupervised learning</text:p>
        </text:list-item>
        <text:list-item>
          <text:p text:style-name="P12"><text:a xlink:type="simple" xlink:href="https://www.quora.com/What-is-the-difference-between-supervised-and-unsupervised-learning-algorithms" text:style-name="ListLabel_20_244" text:visited-style-name="ListLabel_20_244"><text:span text:style-name="T1">https://www.quora.com/What-is-the-difference-between-supervised-and-unsupervised-learning-algorithms</text:span></text:a></text:p>
        </text:list-item>
        <text:list-item>
          <text:p text:style-name="P12"><text:a xlink:type="simple" xlink:href="http://www.dataschool.io/comparing-supervised-learning-algorithms/" text:style-name="ListLabel_20_244" text:visited-style-name="ListLabel_20_244"><text:span text:style-name="T1">http://www.dataschool.io/comparing-supervised-learning-algorithms/</text:span></text:a></text:p>
        </text:list-item>
        <text:list-item>
          <text:p text:style-name="P12"><text:a xlink:type="simple" xlink:href="https://www.coursera.org/learn/machine-learning/lecture/1VkCb/supervised-learning" text:style-name="ListLabel_20_244" text:visited-style-name="ListLabel_20_244"><text:span text:style-name="T1">https://www.coursera.org/learn/machine-learning/lecture/1VkCb/supervised-learning</text:span></text:a></text:p>
        </text:list-item>
        <text:list-item>
          <text:p text:style-name="P12"><text:a xlink:type="simple" xlink:href="https://stackoverflow.com/questions/26182980/can-anyone-give-a-real-life-example-of-supervised-learning-and-unsupervised-lear" text:style-name="ListLabel_20_244" text:visited-style-name="ListLabel_20_244"><text:span text:style-name="T1">https://stackoverflow.com/questions/26182980/can-anyone-give-a-real-life-example-of-supervised-learning-and-unsupervised-lear</text:span></text:a></text:p>
        </text:list-item>
        <text:list-item>
          <text:p text:style-name="P12">https://www.quora.com/What-is-supervised-learning/answer/Savan-Visalpara</text:p>
        </text:list-item>
      </text:list>
      <text:list xml:id="list3965201784" text:style-name="WWNum5">
        <text:list-item>
          <text:list>
            <text:list-item>
              <text:p text:style-name="P42"><text:a xlink:type="simple" xlink:href="https://www.biostat.wisc.edu/~craven/cs760/lectures/bias-variance.pdf" text:style-name="ListLabel_20_247" text:visited-style-name="ListLabel_20_247"><text:span text:style-name="T4">https://www.biostat.wisc.edu/~craven/cs760/lectures/bias-variance.pdf</text:span></text:a><text:span text:style-name="T11"> <text:line-break/></text:span></text:p>
            </text:list-item>
          </text:list>
        </text:list-item>
        <text:list-item>
          <text:p text:style-name="P13"><text:span text:style-name="T11">Stanford:</text:span></text:p>
          <text:list>
            <text:list-item>
              <text:p text:style-name="P42"><text:a xlink:type="simple" xlink:href="http://cs229.stanford.edu/notes/cs229-notes4.pdf" text:style-name="ListLabel_20_244" text:visited-style-name="ListLabel_20_244"><text:span text:style-name="T1">http://cs229.stanford.edu/notes/cs229-notes4.pdf</text:span></text:a> </text:p>
            </text:list-item>
            <text:list-item>
              <text:p text:style-name="P42"><text:a xlink:type="simple" xlink:href="http://cs229.stanford.edu/notes/cs229-notes1.pdf" text:style-name="ListLabel_20_244" text:visited-style-name="ListLabel_20_244"><text:span text:style-name="T1">http://cs229.stanford.edu/notes/cs229-notes1.pdf</text:span></text:a></text:p>
            </text:list-item>
            <text:list-item>
              <text:p text:style-name="P42"><text:line-break/></text:p>
            </text:list-item>
          </text:list>
        </text:list-item>
        <text:list-item>
          <text:p text:style-name="P13">CMU: </text:p>
          <text:list>
            <text:list-item>
              <text:p text:style-name="P42"><text:a xlink:type="simple" xlink:href="http://www.cs.cmu.edu/~tom/10701_sp11/slides/MLE_MAP_1-18-11-ann.pdf" text:style-name="ListLabel_20_244" text:visited-style-name="ListLabel_20_244"><text:span text:style-name="T1">Annotated slides</text:span></text:a></text:p>
            </text:list-item>
            <text:list-item>
              <text:p text:style-name="P42"><text:a xlink:type="simple" xlink:href="http://cc-web.isri.cmu.edu/CourseCast/Viewer/Default.aspx?id=49482c13-0a60-4b02-8220-cf70f20ecf3a" text:style-name="ListLabel_20_244" text:visited-style-name="ListLabel_20_244"><text:span text:style-name="T1">Video</text:span></text:a></text:p>
            </text:list-item>
            <text:list-item>
              <text:p text:style-name="P42"><text:a xlink:type="simple" xlink:href="http://www.cs.cmu.edu/~epxing/Class/10701/slides/lecture10-fit.pdf" text:style-name="ListLabel_20_244" text:visited-style-name="ListLabel_20_244"><text:span text:style-name="T1">http://www.cs.cmu.edu/~epxing/Class/10701/slides/lecture10-fit.pdf</text:span></text:a></text:p>
            </text:list-item>
          </text:list>
        </text:list-item>
        <text:list-item>
          <text:p text:style-name="P13"><text:a xlink:type="simple" xlink:href="http://l2r.cs.illinois.edu/~danr/Teaching/CS446-17/Lectures/02-LecDT.pdf" text:style-name="ListLabel_20_248" text:visited-style-name="ListLabel_20_248"><text:span text:style-name="T2">http://l2r.cs.illinois.edu/~danr/Teaching/CS446-17/Lectures/02-LecDT.pdf</text:span></text:a><text:span text:style-name="T11"> </text:span></text:p>
        </text:list-item>
      </text:list>
      <text:p text:style-name="P5"><text:soft-page-break/></text:p>
      <text:p text:style-name="P54"><text:bookmark text:name="_hnzh23fonl96"/>Unsupervised Learning</text:p>
      <text:list xml:id="list2588460174" text:style-name="WWNum17">
        <text:list-item>
          <text:p text:style-name="P14"><text:a xlink:type="simple" xlink:href="http://www.cs.cmu.edu/~epxing/Class/10701/slides/clustering.pdf" text:style-name="ListLabel_20_244" text:visited-style-name="ListLabel_20_244"><text:span text:style-name="T1">http://www.cs.cmu.edu/~epxing/Class/10701/slides/clustering.pdf</text:span></text:a></text:p>
        </text:list-item>
        <text:list-item>
          <text:p text:style-name="P14"><text:a xlink:type="simple" xlink:href="http://cs229.stanford.edu/notes/cs229-notes7a.pdf" text:style-name="ListLabel_20_244" text:visited-style-name="ListLabel_20_244"><text:span text:style-name="T1">http://cs229.stanford.edu/notes/cs229-notes7a.pdf</text:span></text:a></text:p>
        </text:list-item>
      </text:list>
      <text:p text:style-name="P6"/>
      <text:p text:style-name="P54"><text:bookmark text:name="_63fbwxppidz8"/><text:span text:style-name="T6">Learning Theory</text:span></text:p>
      <text:p text:style-name="P5"><text:a xlink:type="simple" xlink:href="http://www.cs.cmu.edu/~epxing/Class/10701/slides/lecture15-LT.pdf" text:style-name="ListLabel_20_249" text:visited-style-name="ListLabel_20_249"><text:span text:style-name="T12">Slides</text:span></text:a></text:p>
      <text:p text:style-name="P5"><text:a xlink:type="simple" xlink:href="http://cs229.stanford.edu/notes/cs229-notes4.pdf" text:style-name="ListLabel_20_244" text:visited-style-name="ListLabel_20_244"><text:span text:style-name="T1">http://cs229.stanford.edu/notes/cs229-notes4.pdf</text:span></text:a></text:p>
      <text:list xml:id="list143518330080599" text:continue-list="list3965201784" text:style-name="WWNum5">
        <text:list-item>
          <text:p text:style-name="P13"><text:a xlink:type="simple" xlink:href="https://www.biostat.wisc.edu/~craven/cs760/lectures/colt-1.pdf" text:style-name="ListLabel_20_247" text:visited-style-name="ListLabel_20_247"><text:span text:style-name="T4">https://www.biostat.wisc.edu/~craven/cs760/lectures/colt-1.pdf</text:span></text:a></text:p>
          <text:list>
            <text:list-item>
              <text:p text:style-name="P42"><text:a xlink:type="simple" xlink:href="https://www.biostat.wisc.edu/~craven/cs760/lectures/colt-2.pdf" text:style-name="ListLabel_20_247" text:visited-style-name="ListLabel_20_247"><text:span text:style-name="T4">https://www.biostat.wisc.edu/~craven/cs760/lectures/colt-2.pdf</text:span></text:a></text:p>
            </text:list-item>
          </text:list>
        </text:list-item>
      </text:list>
      <text:p text:style-name="P5"/>
      <text:p text:style-name="P54"><text:bookmark text:name="_gvh03wsb0np9"/>Neural Networks</text:p>
      <text:list xml:id="list3527615852" text:style-name="WWNum23">
        <text:list-item>
          <text:p text:style-name="P15"><text:a xlink:type="simple" xlink:href="http://www.cs.cmu.edu/~epxing/Class/10701/slides/lecture7-nn.pdf" text:style-name="ListLabel_20_244" text:visited-style-name="ListLabel_20_244"><text:span text:style-name="T1">http://www.cs.cmu.edu/~epxing/Class/10701/slides/lecture7-nn.pdf</text:span></text:a></text:p>
        </text:list-item>
        <text:list-item>
          <text:p text:style-name="P15"><text:a xlink:type="simple" xlink:href="http://www.iro.umontreal.ca/~bengioy/papers/ftml_book.pdf" text:style-name="ListLabel_20_244" text:visited-style-name="ListLabel_20_244"><text:span text:style-name="T1">http://www.iro.umontreal.ca/~bengioy/papers/ftml_book.pdf</text:span></text:a></text:p>
        </text:list-item>
        <text:list-item>
          <text:p text:style-name="P15"><text:a xlink:type="simple" xlink:href="http://papers.nips.cc/paper/4824-imagenet-classification-with-deep-convolutional-neural-networks.pdf" text:style-name="ListLabel_20_244" text:visited-style-name="ListLabel_20_244"><text:span text:style-name="T1">http://papers.nips.cc/paper/4824-imagenet-classification-with-deep-convolutional-neural-networks.pdf</text:span></text:a></text:p>
        </text:list-item>
        <text:list-item>
          <text:p text:style-name="P15"><text:a xlink:type="simple" xlink:href="http://www.cs.toronto.edu/~rsalakhu/papers/annrev.pdf" text:style-name="ListLabel_20_244" text:visited-style-name="ListLabel_20_244"><text:span text:style-name="T1">http://www.cs.toronto.edu/~rsalakhu/papers/annrev.pdf</text:span></text:a></text:p>
        </text:list-item>
        <text:list-item>
          <text:p text:style-name="P15"><text:a xlink:type="simple" xlink:href="http://arxiv.org/pdf/1502.03167v3.pdf" text:style-name="ListLabel_20_244" text:visited-style-name="ListLabel_20_244"><text:span text:style-name="T1">http://arxiv.org/pdf/1502.03167v3.pdf</text:span></text:a></text:p>
        </text:list-item>
        <text:list-item>
          <text:p text:style-name="P15"><text:a xlink:type="simple" xlink:href="http://arxiv.org/pdf/1409.0473.pdf" text:style-name="ListLabel_20_244" text:visited-style-name="ListLabel_20_244"><text:span text:style-name="T1">http://arxiv.org/pdf/1409.0473.pdf</text:span></text:a></text:p>
        </text:list-item>
        <text:list-item>
          <text:p text:style-name="P15"><text:a xlink:type="simple" xlink:href="https://www.biostat.wisc.edu/~craven/cs760/lectures/ANNs-1.pdf" text:style-name="ListLabel_20_247" text:visited-style-name="ListLabel_20_247"><text:span text:style-name="T4">https://www.biostat.wisc.edu/~craven/cs760/lectures/ANNs-1.pdf</text:span></text:a><text:span text:style-name="T11"> </text:span></text:p>
        </text:list-item>
        <text:list-item>
          <text:p text:style-name="P15"><text:a xlink:type="simple" xlink:href="https://www.biostat.wisc.edu/~craven/cs760/lectures/ANNs-2.pdf" text:style-name="ListLabel_20_247" text:visited-style-name="ListLabel_20_247"><text:span text:style-name="T4">https://www.biostat.wisc.edu/~craven/cs760/lectures/ANNs-2.pdf</text:span></text:a></text:p>
        </text:list-item>
        <text:list-item>
          <text:p text:style-name="P15"><text:a xlink:type="simple" xlink:href="https://www.biostat.wisc.edu/~craven/cs760/lectures/ANNs-3.pdf" text:style-name="ListLabel_20_247" text:visited-style-name="ListLabel_20_247"><text:span text:style-name="T4">https://www.biostat.wisc.edu/~craven/cs760/lectures/ANNs-3.pdf</text:span></text:a></text:p>
        </text:list-item>
      </text:list>
      <text:p text:style-name="P5"><text:soft-page-break/></text:p>
      <text:p text:style-name="P5"/>
      <text:p text:style-name="P54"><text:bookmark text:name="_q96oef7h22pf"/>Multivariate Methods</text:p>
      <text:p text:style-name="P54"><text:bookmark text:name="_2j4jsx675xzl"/>Linear Regression</text:p>
      <text:list xml:id="list3620113022" text:style-name="WWNum11">
        <text:list-item>
          <text:p text:style-name="P16"><text:a xlink:type="simple" xlink:href="https://en.wikipedia.org/wiki/Linear_regression" text:style-name="ListLabel_20_244" text:visited-style-name="ListLabel_20_244"><text:span text:style-name="T1">https://en.wikipedia.org/wiki/Linear_regression</text:span></text:a></text:p>
        </text:list-item>
        <text:list-item>
          <text:p text:style-name="P16"><text:a xlink:type="simple" xlink:href="http://www.cs.cmu.edu/~epxing/Class/10701/slides/Reg15.pdf" text:style-name="ListLabel_20_244" text:visited-style-name="ListLabel_20_244"><text:span text:style-name="T1">http://www.cs.cmu.edu/~epxing/Class/10701/slides/Reg15.pdf</text:span></text:a></text:p>
        </text:list-item>
        <text:list-item>
          <text:p text:style-name="P16"><text:a xlink:type="simple" xlink:href="http://cs229.stanford.edu/notes/cs229-notes4.pdf" text:style-name="ListLabel_20_244" text:visited-style-name="ListLabel_20_244"><text:span text:style-name="T1">http://cs229.stanford.edu/notes/cs229-notes4.pdf</text:span></text:a> </text:p>
        </text:list-item>
      </text:list>
      <text:p text:style-name="P54"><text:bookmark text:name="_l24ji3wi5e4"/>Logistic Regression</text:p>
      <text:list xml:id="list1352726620" text:style-name="WWNum12">
        <text:list-item>
          <text:p text:style-name="P17"><text:a xlink:type="simple" xlink:href="http://www.cs.cmu.edu/~epxing/Class/10701/slides/LR15.pdf" text:style-name="ListLabel_20_244" text:visited-style-name="ListLabel_20_244"><text:span text:style-name="T1">http://www.cs.cmu.edu/~epxing/Class/10701/slides/LR15.pdf</text:span></text:a></text:p>
        </text:list-item>
        <text:list-item>
          <text:p text:style-name="P17"><text:a xlink:type="simple" xlink:href="http://machinelearningmastery.com/logistic-regression-for-machine-learning/" text:style-name="ListLabel_20_244" text:visited-style-name="ListLabel_20_244"><text:span text:style-name="T1">http://machinelearningmastery.com/logistic-regression-for-machine-learning/</text:span></text:a></text:p>
        </text:list-item>
        <text:list-item>
          <text:p text:style-name="P17"><text:a xlink:type="simple" xlink:href="http://machinelearningmastery.com/logistic-regression-tutorial-for-machine-learning/" text:style-name="ListLabel_20_244" text:visited-style-name="ListLabel_20_244"><text:span text:style-name="T1">http://machinelearningmastery.com/logistic-regression-tutorial-for-machine-learning/</text:span></text:a></text:p>
        </text:list-item>
        <text:list-item>
          <text:p text:style-name="P17"><text:a xlink:type="simple" xlink:href="http://courses.washington.edu/css490/2012.Winter/lecture_slides/05b_logistic_regression.pdf" text:style-name="ListLabel_20_244" text:visited-style-name="ListLabel_20_244"><text:span text:style-name="T1">http://courses.washington.edu/css490/2012.Winter/lecture_slides/05b_logistic_regression.pdf</text:span></text:a></text:p>
        </text:list-item>
        <text:list-item>
          <text:p text:style-name="P17"><text:a xlink:type="simple" xlink:href="https://www.quora.com/What-exactly-is-a-logistic-regression-algorithm-in-machine-learning-What-are-its-applications" text:style-name="ListLabel_20_244" text:visited-style-name="ListLabel_20_244"><text:span text:style-name="T1">https://www.quora.com/What-exactly-is-a-logistic-regression-algorithm-in-machine-learning-What-are-its-applications</text:span></text:a></text:p>
        </text:list-item>
      </text:list>
      <text:p text:style-name="P54"><text:bookmark text:name="_xrvmgrgdvgjp"/>Naive Bayes</text:p>
      <text:list xml:id="list3545175898" text:style-name="WWNum6">
        <text:list-item>
          <text:p text:style-name="P18"><text:a xlink:type="simple" xlink:href="https://www.analyticsvidhya.com/blog/2015/09/naive-bayes-explained/" text:style-name="ListLabel_20_244" text:visited-style-name="ListLabel_20_244"><text:span text:style-name="T1">https://www.analyticsvidhya.com/blog/2015/09/naive-bayes-explained/</text:span></text:a></text:p>
        </text:list-item>
        <text:list-item>
          <text:p text:style-name="P18"><text:a xlink:type="simple" xlink:href="https://stackoverflow.com/questions/10059594/a-simple-explanation-of-naive-bayes-classification" text:style-name="ListLabel_20_244" text:visited-style-name="ListLabel_20_244"><text:span text:style-name="T1">https://stackoverflow.com/questions/10059594/a-simple-explanation-of-naive-bayes-classification</text:span></text:a></text:p>
        </text:list-item>
        <text:list-item>
          <text:p text:style-name="P18"><text:a xlink:type="simple" xlink:href="http://www.saedsayad.com/naive_bayesian.htm" text:style-name="ListLabel_20_244" text:visited-style-name="ListLabel_20_244"><text:span text:style-name="T1">http://www.saedsayad.com/naive_bayesian.htm</text:span></text:a></text:p>
        </text:list-item>
        <text:list-item>
          <text:p text:style-name="P18"><text:a xlink:type="simple" xlink:href="http://machinelearningmastery.com/naive-bayes-for-machine-learning/" text:style-name="ListLabel_20_244" text:visited-style-name="ListLabel_20_244"><text:span text:style-name="T1">http://machinelearningmastery.com/naive-bayes-for-machine-learning/</text:span></text:a></text:p>
        </text:list-item>
        <text:list-item>
          <text:p text:style-name="P18"><text:a xlink:type="simple" xlink:href="https://nlp.stanford.edu/IR-book/html/htmledition/naive-bayes-text-classification-1.html" text:style-name="ListLabel_20_244" text:visited-style-name="ListLabel_20_244"><text:span text:style-name="T1">https://nlp.stanford.edu/IR-book/html/htmledition/naive-bayes-text-classification-1.html</text:span></text:a></text:p>
        </text:list-item>
        <text:list-item>
          <text:p text:style-name="P18"/>
        </text:list-item>
      </text:list>
      <text:p text:style-name="P54"><text:bookmark text:name="_9uuuwxww9787"/>Model Selection</text:p>
      <text:p text:style-name="P5"><text:soft-page-break/><text:a xlink:type="simple" xlink:href="http://cs229.stanford.edu/notes/cs229-notes5.pdf" text:style-name="ListLabel_20_244" text:visited-style-name="ListLabel_20_244"><text:span text:style-name="T1">http://cs229.stanford.edu/notes/cs229-notes5.pdf</text:span></text:a></text:p>
      <text:p text:style-name="P5"><text:a xlink:type="simple" xlink:href="https://sebastianraschka.com/blog/2016/model-evaluation-selection-part1.html" text:style-name="ListLabel_20_244" text:visited-style-name="ListLabel_20_244"><text:span text:style-name="T1">https://sebastianraschka.com/blog/2016/model-evaluation-selection-part1.html</text:span></text:a></text:p>
      <text:p text:style-name="P5"><text:a xlink:type="simple" xlink:href="https://www.cs.cmu.edu/afs/cs/academic/class/10601-f10/lecture/lec16.pdf" text:style-name="ListLabel_20_244" text:visited-style-name="ListLabel_20_244"><text:span text:style-name="T1">https://www.cs.cmu.edu/afs/cs/academic/class/10601-f10/lecture/lec16.pdf</text:span></text:a></text:p>
      <text:p text:style-name="P5"/>
      <text:p text:style-name="P54"><text:bookmark text:name="_kr4ifmvrptj"/>Kernels</text:p>
      <text:list xml:id="list2093923163" text:style-name="WWNum16">
        <text:list-item>
          <text:p text:style-name="P19"><text:a xlink:type="simple" xlink:href="http://cs229.stanford.edu/notes/cs229-notes7a.pdf" text:style-name="ListLabel_20_244" text:visited-style-name="ListLabel_20_244"><text:span text:style-name="T1">http://cs229.stanford.edu/notes/cs229-notes7a.pdf</text:span></text:a></text:p>
        </text:list-item>
        <text:list-item>
          <text:p text:style-name="P19"><text:a xlink:type="simple" xlink:href="https://www.toptal.com/machine-learning/clustering-algorithms" text:style-name="ListLabel_20_244" text:visited-style-name="ListLabel_20_244"><text:span text:style-name="T1">https://www.toptal.com/machine-learning/clustering-algorithms</text:span></text:a></text:p>
        </text:list-item>
        <text:list-item>
          <text:p text:style-name="P19"><text:a xlink:type="simple" xlink:href="https://www.analyticsvidhya.com/blog/2016/11/an-introduction-to-clustering-and-different-methods-of-clustering/" text:style-name="ListLabel_20_244" text:visited-style-name="ListLabel_20_244"><text:span text:style-name="T1">https://www.analyticsvidhya.com/blog/2016/11/an-introduction-to-clustering-and-different-methods-of-clustering/</text:span></text:a></text:p>
        </text:list-item>
        <text:list-item>
          <text:p text:style-name="P19"><text:a xlink:type="simple" xlink:href="https://www-users.cs.umn.edu/~kumar/dmbook/ch8.pdf" text:style-name="ListLabel_20_244" text:visited-style-name="ListLabel_20_244"><text:span text:style-name="T1">https://www-users.cs.umn.edu/~kumar/dmbook/ch8.pdf</text:span></text:a></text:p>
        </text:list-item>
        <text:list-item>
          <text:p text:style-name="P19"><text:a xlink:type="simple" xlink:href="http://www.cs.cmu.edu/~sssykim/teaching/f13/slides/clustering.pdf" text:style-name="ListLabel_20_244" text:visited-style-name="ListLabel_20_244"><text:span text:style-name="T1">http://www.cs.cmu.edu/~sssykim/teaching/f13/slides/clustering.pdf</text:span></text:a></text:p>
        </text:list-item>
        <text:list-item>
          <text:p text:style-name="P19"><text:a xlink:type="simple" xlink:href="https://www.datascience.com/blog/introduction-to-k-means-clustering-algorithm-learn-data-science-tutorials" text:style-name="ListLabel_20_244" text:visited-style-name="ListLabel_20_244"><text:span text:style-name="T1">https://www.datascience.com/blog/introduction-to-k-means-clustering-algorithm-learn-data-science-tutorials</text:span></text:a></text:p>
        </text:list-item>
        <text:list-item>
          <text:p text:style-name="P19"><text:a xlink:type="simple" xlink:href="https://www.slideshare.net/21_venkat/cluster-analysis-for-dummies" text:style-name="ListLabel_20_244" text:visited-style-name="ListLabel_20_244"><text:span text:style-name="T1">https://www.slideshare.net/21_venkat/cluster-analysis-for-dummies</text:span></text:a></text:p>
        </text:list-item>
        <text:list-item>
          <text:p text:style-name="P19"><text:a xlink:type="simple" xlink:href="http://www.focus-balkans.org/res/files/upload/file/9%20Cluster_Analysis%20Schaer.pdf" text:style-name="ListLabel_20_244" text:visited-style-name="ListLabel_20_244"><text:span text:style-name="T1">http://www.focus-balkans.org/res/files/upload/file/9%20Cluster_Analysis%20Schaer.pdf</text:span></text:a></text:p>
        </text:list-item>
        <text:list-item>
          <text:p text:style-name="P19"><text:a xlink:type="simple" xlink:href="https://www.youtube.com/watch?v=_aWzGGNrcic" text:style-name="ListLabel_20_244" text:visited-style-name="ListLabel_20_244"><text:span text:style-name="T1">https://www.youtube.com/watch?v=_aWzGGNrcic</text:span></text:a></text:p>
          <text:list>
            <text:list-item>
              <text:p text:style-name="P43">7 in video on clustering</text:p>
            </text:list-item>
          </text:list>
        </text:list-item>
        <text:list-item>
          <text:p text:style-name="P19"><text:a xlink:type="simple" xlink:href="https://www.youtube.com/watch?v=yR7k19YBqiw" text:style-name="ListLabel_20_244" text:visited-style-name="ListLabel_20_244"><text:span text:style-name="T1">https://www.youtube.com/watch?v=yR7k19YBqiw</text:span></text:a></text:p>
        </text:list-item>
        <text:list-item>
          <text:p text:style-name="P19"><text:a xlink:type="simple" xlink:href="http://cs229.stanford.edu/notes/cs229-notes7a.pdf" text:style-name="ListLabel_20_248" text:visited-style-name="ListLabel_20_248"><text:span text:style-name="T2">http://cs229.stanford.edu/notes/cs229-notes7a.pdf</text:span></text:a><text:span text:style-name="T11"> </text:span></text:p>
        </text:list-item>
        <text:list-item>
          <text:p text:style-name="P19"><text:a xlink:type="simple" xlink:href="http://cs229.stanford.edu/notes/cs229-notes7b.pdf" text:style-name="ListLabel_20_248" text:visited-style-name="ListLabel_20_248"><text:span text:style-name="T2">http://cs229.stanford.edu/notes/cs229-notes7b.pdf</text:span></text:a><text:span text:style-name="T11"> </text:span></text:p>
        </text:list-item>
        <text:list-item>
          <text:p text:style-name="P19"><text:a xlink:type="simple" xlink:href="https://en.wikipedia.org/wiki/Kernel_method" text:style-name="ListLabel_20_244" text:visited-style-name="ListLabel_20_244"><text:span text:style-name="T1">https://en.wikipedia.org/wiki/Kernel_method</text:span></text:a></text:p>
        </text:list-item>
        <text:list-item>
          <text:p text:style-name="P19"><text:a xlink:type="simple" xlink:href="https://en.wikipedia.org/wiki/Principal_components_analysis" text:style-name="ListLabel_20_244" text:visited-style-name="ListLabel_20_244"><text:span text:style-name="T1">https://en.wikipedia.org/wiki/Principal_components_analysis</text:span></text:a></text:p>
        </text:list-item>
        <text:list-item>
          <text:p text:style-name="P19"/>
        </text:list-item>
      </text:list>
      <text:p text:style-name="P54"><text:bookmark text:name="_lva17zgswyx5"/><text:soft-page-break/></text:p>
      <text:list xml:id="list1746603473" text:style-name="WWNum26">
        <text:list-item>
          <text:p text:style-name="P20"/>
        </text:list-item>
        <text:list-item>
          <text:p text:style-name="P20"/>
        </text:list-item>
      </text:list>
      <text:p text:style-name="P54"><text:bookmark text:name="_g277gm31e91s"/>Boosting</text:p>
      <text:p text:style-name="P5"><text:a xlink:type="simple" xlink:href="http://cs229.stanford.edu/extra-notes/boosting.pdf" text:style-name="ListLabel_20_248" text:visited-style-name="ListLabel_20_248"><text:span text:style-name="T2">Supplemental notes 2 (pdf)</text:span></text:a></text:p>
      <text:p text:style-name="P5"><text:a xlink:type="simple" xlink:href="https://en.wikipedia.org/wiki/Boosting_(machine_learning)" text:style-name="ListLabel_20_244" text:visited-style-name="ListLabel_20_244"><text:span text:style-name="T1">https://en.wikipedia.org/wiki/Boosting_(machine_learning)</text:span></text:a></text:p>
      <text:p text:style-name="P5"><text:a xlink:type="simple" xlink:href="https://www.analyticsvidhya.com/blog/2015/11/quick-introduction-boosting-algorithms-machine-learning/" text:style-name="ListLabel_20_244" text:visited-style-name="ListLabel_20_244"><text:span text:style-name="T1">https://www.analyticsvidhya.com/blog/2015/11/quick-introduction-boosting-algorithms-machine-learning/</text:span></text:a></text:p>
      <text:p text:style-name="P5"><text:a xlink:type="simple" xlink:href="http://www.cs.cmu.edu/~./10701/lecture/boosting.pdf" text:style-name="ListLabel_20_244" text:visited-style-name="ListLabel_20_244"><text:span text:style-name="T1">http://www.cs.cmu.edu/~./10701/lecture/boosting.pdf</text:span></text:a></text:p>
      <text:p text:style-name="P5"><text:a xlink:type="simple" xlink:href="http://www.ulb.ac.be/di/map/gbonte/bioinfo/boosting.pdf" text:style-name="ListLabel_20_244" text:visited-style-name="ListLabel_20_244"><text:span text:style-name="T1">http://www.ulb.ac.be/di/map/gbonte/bioinfo/boosting.pdf</text:span></text:a></text:p>
      <text:p text:style-name="P5"><text:a xlink:type="simple" xlink:href="http://web.stanford.edu/~hastie/TALKS/boost.pdf" text:style-name="ListLabel_20_244" text:visited-style-name="ListLabel_20_244"><text:span text:style-name="T1">http://web.stanford.edu/~hastie/TALKS/boost.pdf</text:span></text:a></text:p>
      <text:p text:style-name="P5"><text:a xlink:type="simple" xlink:href="http://machinelearningmastery.com/boosting-and-adaboost-for-machine-learning/" text:style-name="ListLabel_20_244" text:visited-style-name="ListLabel_20_244"><text:span text:style-name="T1">http://machinelearningmastery.com/boosting-and-adaboost-for-machine-learning/</text:span></text:a></text:p>
      <text:p text:style-name="P5"/>
      <text:p text:style-name="P5"><text:a xlink:type="simple" xlink:href="https://www.youtube.com/watch?v=w75WyRjRpAg" text:style-name="ListLabel_20_244" text:visited-style-name="ListLabel_20_244"><text:span text:style-name="T1">https://www.youtube.com/watch?v=w75WyRjRpAg</text:span></text:a></text:p>
      <text:p text:style-name="P5"><text:a xlink:type="simple" xlink:href="https://www.youtube.com/watch?v=ix6IvwbVpw0" text:style-name="ListLabel_20_244" text:visited-style-name="ListLabel_20_244"><text:span text:style-name="T1">https://www.youtube.com/watch?v=ix6IvwbVpw0</text:span></text:a></text:p>
      <text:p text:style-name="P5"/>
      <text:p text:style-name="P54"><text:bookmark text:name="_grdyxbiuh6wd"/>Feature Selection</text:p>
      <text:p text:style-name="P54"><text:bookmark text:name="_p5m3gfehc3zl"/>HMMs</text:p>
      <text:p text:style-name="P5"><text:a xlink:type="simple" xlink:href="http://www.cs.cmu.edu/~epxing/Class/10701/slides/HMMPart1-15.pdf" text:style-name="ListLabel_20_249" text:visited-style-name="ListLabel_20_249"><text:span text:style-name="T12">Slides</text:span></text:a></text:p>
      <text:p text:style-name="P5"><text:a xlink:type="simple" xlink:href="http://www.cs.cmu.edu/~epxing/Class/10701/slides/HMMLearning15.pdf" text:style-name="ListLabel_20_244" text:visited-style-name="ListLabel_20_244"><text:span text:style-name="T1">http://www.cs.cmu.edu/~epxing/Class/10701/slides/HMMLearning15.pdf</text:span></text:a></text:p>
      <text:p text:style-name="P5"><text:a xlink:type="simple" xlink:href="http://cs229.stanford.edu/section/cs229-hmm.pdf" text:style-name="ListLabel_20_244" text:visited-style-name="ListLabel_20_244"><text:span text:style-name="T1">http://cs229.stanford.edu/section/cs229-hmm.pdf</text:span></text:a></text:p>
      <text:p text:style-name="P5"/>
      <text:p text:style-name="P5"><text:soft-page-break/></text:p>
      <text:p text:style-name="P54"><text:bookmark text:name="_sqxamqgoqz27"/><text:span text:style-name="T6">Graphical Models</text:span></text:p>
      <text:p text:style-name="P5"><text:a xlink:type="simple" xlink:href="https://en.wikipedia.org/wiki/Graphical_model" text:style-name="ListLabel_20_244" text:visited-style-name="ListLabel_20_244"><text:span text:style-name="T1">https://en.wikipedia.org/wiki/Graphical_model</text:span></text:a></text:p>
      <text:p text:style-name="P5"><text:a xlink:type="simple" xlink:href="https://en.wikipedia.org/wiki/Bayesian_network" text:style-name="ListLabel_20_244" text:visited-style-name="ListLabel_20_244"><text:span text:style-name="T1">https://en.wikipedia.org/wiki/Bayesian_network</text:span></text:a></text:p>
      <text:p text:style-name="P5"><text:a xlink:type="simple" xlink:href="http://mlg.eng.cam.ac.uk/zoubin/talks/lect2gm.pdf" text:style-name="ListLabel_20_244" text:visited-style-name="ListLabel_20_244"><text:span text:style-name="T1">http://mlg.eng.cam.ac.uk/zoubin/talks/lect2gm.pdf</text:span></text:a></text:p>
      <text:p text:style-name="P5"><text:a xlink:type="simple" xlink:href="http://cs.stanford.edu/~ermon/cs228/index.html" text:style-name="ListLabel_20_244" text:visited-style-name="ListLabel_20_244"><text:span text:style-name="T1">http://cs.stanford.edu/~ermon/cs228/index.html</text:span></text:a></text:p>
      <text:p text:style-name="P5"/>
      <text:p text:style-name="P54"><text:bookmark text:name="_7k20xzpppsfi"/><text:span text:style-name="T6">Support Vector Machines</text:span></text:p>
      <text:list xml:id="list1528274601" text:style-name="WWNum18">
        <text:list-item>
          <text:p text:style-name="P21"><text:a xlink:type="simple" xlink:href="http://research.microsoft.com/pubs/67119/svmtutorial.pdf" text:style-name="ListLabel_20_244" text:visited-style-name="ListLabel_20_244"><text:span text:style-name="T1">http://research.microsoft.com/pubs/67119/svmtutorial.pdf</text:span></text:a></text:p>
        </text:list-item>
        <text:list-item>
          <text:p text:style-name="P21"><text:a xlink:type="simple" xlink:href="http://agbs.kyb.tuebingen.mpg.de/lwk/" text:style-name="ListLabel_20_244" text:visited-style-name="ListLabel_20_244"><text:span text:style-name="T1">http://agbs.kyb.tuebingen.mpg.de/lwk/</text:span></text:a></text:p>
        </text:list-item>
        <text:list-item>
          <text:p text:style-name="P21"><text:a xlink:type="simple" xlink:href="http://www.cs.cmu.edu/~epxing/Class/10701/slides/lecture9-svm.pdf" text:style-name="ListLabel_20_244" text:visited-style-name="ListLabel_20_244"><text:span text:style-name="T1">http://www.cs.cmu.edu/~epxing/Class/10701/slides/lecture9-svm.pdf</text:span></text:a></text:p>
        </text:list-item>
        <text:list-item>
          <text:p text:style-name="P21"/>
        </text:list-item>
      </text:list>
      <text:list xml:id="list143517079119656" text:continue-list="list143517551372813" text:style-name="WWNum2">
        <text:list-item>
          <text:p text:style-name="P10">Youtube Video (7 minutes): How SVM Algorithm Works</text:p>
          <text:list>
            <text:list-item>
              <text:p text:style-name="P40"><text:a xlink:type="simple" xlink:href="https://www.youtube.com/watch?v=1NxnPkZM9bc" text:style-name="ListLabel_20_244" text:visited-style-name="ListLabel_20_244"><text:span text:style-name="T1">https://www.youtube.com/watch?v=1NxnPkZM9bc</text:span></text:a></text:p>
            </text:list-item>
          </text:list>
        </text:list-item>
        <text:list-item>
          <text:p text:style-name="P10">Youtube Video (10 min): Udacity Support Vector Machine</text:p>
          <text:list>
            <text:list-item>
              <text:p text:style-name="P40"><text:a xlink:type="simple" xlink:href="https://www.youtube.com/watch?v=eUfvyUEGMD8" text:style-name="ListLabel_20_244" text:visited-style-name="ListLabel_20_244"><text:span text:style-name="T1">https://www.youtube.com/watch?v=eUfvyUEGMD8</text:span></text:a></text:p>
            </text:list-item>
          </text:list>
        </text:list-item>
        <text:list-item>
          <text:p text:style-name="P10">Youtube (3 min) video: SVM Example</text:p>
          <text:list>
            <text:list-item>
              <text:p text:style-name="P40"><text:a xlink:type="simple" xlink:href="https://www.youtube.com/watch?v=5zRmhOUjjGY" text:style-name="ListLabel_20_244" text:visited-style-name="ListLabel_20_244"><text:span text:style-name="T1">https://www.youtube.com/watch?v=5zRmhOUjjGY</text:span></text:a></text:p>
            </text:list-item>
          </text:list>
        </text:list-item>
        <text:list-item>
          <text:p text:style-name="P10"><text:a xlink:type="simple" xlink:href="http://www.cs.columbia.edu/~kathy/cs4701/documents/jason_svm_tutorial.pdf" text:style-name="ListLabel_20_244" text:visited-style-name="ListLabel_20_244"><text:span text:style-name="T1">http://www.cs.columbia.edu/~kathy/cs4701/documents/jason_svm_tutorial.pdf</text:span></text:a></text:p>
        </text:list-item>
        <text:list-item>
          <text:p text:style-name="P10">Understanding SVM by example</text:p>
          <text:list>
            <text:list-item>
              <text:p text:style-name="P40"><text:a xlink:type="simple" xlink:href="https://www.analyticsvidhya.com/blog/2015/10/understaing-support-vector-machine-example-code/" text:style-name="ListLabel_20_244" text:visited-style-name="ListLabel_20_244"><text:span text:style-name="T1">https://www.analyticsvidhya.com/blog/2015/10/understaing-support-vector-machine-example-code/</text:span></text:a></text:p>
            </text:list-item>
            <text:list-item>
              <text:p text:style-name="P40"><text:soft-page-break/>Python</text:p>
            </text:list-item>
            <text:list-item>
              <text:p text:style-name="P40">How to tune parameters of SVM</text:p>
            </text:list-item>
          </text:list>
        </text:list-item>
        <text:list-item>
          <text:p text:style-name="P10"><text:span text:style-name="T6">https://www.svm-tutorial.com/</text:span></text:p>
        </text:list-item>
        <text:list-item>
          <text:p text:style-name="P10">Linear and Non Linear examles of using SVM</text:p>
          <text:list>
            <text:list-item>
              <text:p text:style-name="P40"><text:a xlink:type="simple" xlink:href="http://axon.cs.byu.edu/Dan/678/miscellaneous/SVM.example.pdf" text:style-name="ListLabel_20_244" text:visited-style-name="ListLabel_20_244"><text:span text:style-name="T1">http://axon.cs.byu.edu/Dan/678/miscellaneous/SVM.example.pdf</text:span></text:a></text:p>
            </text:list-item>
            <text:list-item>
              <text:p text:style-name="P40"/>
            </text:list-item>
          </text:list>
        </text:list-item>
        <text:list-item>
          <text:p text:style-name="P10">Stanford:</text:p>
          <text:list>
            <text:list-item>
              <text:p text:style-name="P40"><text:a xlink:type="simple" xlink:href="http://cs229.stanford.edu/notes/cs229-notes3.pdf" text:style-name="ListLabel_20_248" text:visited-style-name="ListLabel_20_248"><text:span text:style-name="T2">http://cs229.stanford.edu/notes/cs229-notes3.pdf</text:span></text:a><text:span text:style-name="T11"> </text:span></text:p>
            </text:list-item>
          </text:list>
        </text:list-item>
      </text:list>
      <text:p text:style-name="P37"/>
      <text:p text:style-name="P54"><text:bookmark text:name="_eo7y67mab6h0"/>Supervised Learning, </text:p>
      <text:p text:style-name="P54"><text:bookmark text:name="_u5eslgekutnn"/><draw:rect text:anchor-type="as-char" style:rel-width="100%" draw:z-index="3" draw:style-name="gr1" draw:text-style-name="P56" svg:width="0.0012in" svg:height="0.0213in"><text:p/></draw:rect></text:p>
      <text:list xml:id="list143518559037159" text:continue-numbering="true" text:style-name="WWNum2">
        <text:list-item>
          <text:p text:style-name="P10">Stanford:</text:p>
          <text:list>
            <text:list-item>
              <text:p text:style-name="P40"><text:a xlink:type="simple" xlink:href="http://cs229.stanford.edu/notes/cs229-notes1.pdf" text:style-name="ListLabel_20_248" text:visited-style-name="ListLabel_20_248"><text:span text:style-name="T2">http://cs229.stanford.edu/notes/cs229-notes1.pdf</text:span></text:a><text:span text:style-name="T11"> </text:span></text:p>
            </text:list-item>
          </text:list>
        </text:list-item>
        <text:list-item>
          <text:p text:style-name="P10"><text:span text:style-name="T11">ML algorithms</text:span></text:p>
          <text:list>
            <text:list-item>
              <text:p text:style-name="P40"><text:a xlink:type="simple" xlink:href="https://gab41.lab41.org/the-10-algorithms-machine-learning-engineers-need-to-know-f4bb63f5b2fa" text:style-name="ListLabel_20_248" text:visited-style-name="ListLabel_20_248"><text:span text:style-name="T2">https://gab41.lab41.org/the-10-algorithms-machine-learning-engineers-need-to-know-f4bb63f5b2fa</text:span></text:a></text:p>
            </text:list-item>
          </text:list>
        </text:list-item>
      </text:list>
      <text:p text:style-name="P7"/>
      <text:list xml:id="list143517657916814" text:continue-numbering="true" text:style-name="WWNum2">
        <text:list-item>
          <text:p text:style-name="P10"><text:span text:style-name="T11">Comparing supervised learning algorithms</text:span></text:p>
          <text:list>
            <text:list-item>
              <text:p text:style-name="P40"><text:span text:style-name="T11">KNN, Linear regression, logistic regression, naive bayes, decision trees, random forests</text:span></text:p>
              <text:list>
                <text:list-item>
                  <text:p text:style-name="P50"><text:a xlink:type="simple" xlink:href="http://www.dataschool.io/comparing-supervised-learning-algorithms/" text:style-name="ListLabel_20_248" text:visited-style-name="ListLabel_20_248"><text:span text:style-name="T2">http://www.dataschool.io/comparing-supervised-learning-algorithms/</text:span></text:a></text:p>
                </text:list-item>
              </text:list>
            </text:list-item>
          </text:list>
        </text:list-item>
      </text:list>
      <text:p text:style-name="P54"><text:bookmark text:name="_tka1ux5ehflh"/>B</text:p>
      <text:p text:style-name="P54"><text:bookmark text:name="_i3x8nbj35520"/>Decision Trees<draw:rect text:anchor-type="as-char" style:rel-width="100%" draw:z-index="4" draw:style-name="gr1" draw:text-style-name="P56" svg:width="0.0012in" svg:height="0.0213in"><text:p/></draw:rect></text:p>
      <text:list xml:id="list143518742205256" text:continue-numbering="true" text:style-name="WWNum2">
        <text:list-item>
          <text:p text:style-name="P10"><text:soft-page-break/><text:span text:style-name="T11">UIUC:</text:span></text:p>
          <text:list>
            <text:list-item>
              <text:p text:style-name="P44"/>
            </text:list-item>
          </text:list>
        </text:list-item>
      </text:list>
      <text:p text:style-name="P5"/>
      <text:p text:style-name="P36"><text:span text:style-name="T11"><text:line-break/></text:span></text:p>
      <text:p text:style-name="P54"><text:bookmark text:name="_ezq945w7i1m2"/>Relational Learning<draw:rect text:anchor-type="as-char" style:rel-width="100%" draw:z-index="5" draw:style-name="gr1" draw:text-style-name="P56" svg:width="0.0012in" svg:height="0.0213in"><text:p/></draw:rect></text:p>
      <text:list xml:id="list143518127261138" text:continue-numbering="true" text:style-name="WWNum2">
        <text:list-item>
          <text:p text:style-name="P10"><text:span text:style-name="T11">Wisc:</text:span></text:p>
          <text:list>
            <text:list-item>
              <text:p text:style-name="P40"><text:a xlink:type="simple" xlink:href="https://www.biostat.wisc.edu/~craven/cs760/lectures/relational.pdf" text:style-name="ListLabel_20_247" text:visited-style-name="ListLabel_20_247"><text:span text:style-name="T4">https://www.biostat.wisc.edu/~craven/cs760/lectures/relational.pdf</text:span></text:a><text:span text:style-name="T11"> <text:line-break/></text:span></text:p>
            </text:list-item>
          </text:list>
        </text:list-item>
      </text:list>
      <text:p text:style-name="P54"><text:bookmark text:name="_2z4uwy8nkrhi"/>Reinforcement Learning<draw:rect text:anchor-type="as-char" style:rel-width="100%" draw:z-index="6" draw:style-name="gr1" draw:text-style-name="P56" svg:width="0.0012in" svg:height="0.0213in"><text:p/></draw:rect></text:p>
      <text:p text:style-name="P5"/>
      <text:list xml:id="list1597969496" text:style-name="WWNum3">
        <text:list-item>
          <text:p text:style-name="P22"><text:span text:style-name="T11">Wisc: </text:span></text:p>
          <text:list>
            <text:list-item>
              <text:p text:style-name="P45"><text:a xlink:type="simple" xlink:href="https://www.biostat.wisc.edu/~craven/cs760/lectures/reinforcement.pdf" text:style-name="ListLabel_20_248" text:visited-style-name="ListLabel_20_248"><text:span text:style-name="T2">https://www.biostat.wisc.edu/~craven/cs760/lectures/reinforcement.pdf</text:span></text:a><text:span text:style-name="T11"> </text:span></text:p>
            </text:list-item>
          </text:list>
        </text:list-item>
      </text:list>
      <text:p text:style-name="P7"/>
      <text:p text:style-name="P54"><text:bookmark text:name="_5jnrlk7oo4sk"/>Active Learning<draw:rect text:anchor-type="as-char" style:rel-width="100%" draw:z-index="7" draw:style-name="gr1" draw:text-style-name="P56" svg:width="0.0012in" svg:height="0.0213in"><text:p/></draw:rect></text:p>
      <text:list xml:id="list2779057933" text:style-name="WWNum9">
        <text:list-item>
          <text:p text:style-name="P23"><text:span text:style-name="T11">Wisc: </text:span></text:p>
          <text:list>
            <text:list-item>
              <text:p text:style-name="P46"><text:a xlink:type="simple" xlink:href="https://www.biostat.wisc.edu/~craven/cs760/lectures/settles.active.pdf" text:style-name="ListLabel_20_248" text:visited-style-name="ListLabel_20_248"><text:span text:style-name="T2">https://www.biostat.wisc.edu/~craven/cs760/lectures/settles.active.pdf</text:span></text:a><text:span text:style-name="T11"> </text:span></text:p>
            </text:list-item>
          </text:list>
        </text:list-item>
      </text:list>
      <text:p text:style-name="P7"/>
      <text:p text:style-name="P54"><text:bookmark text:name="_aixqscllc68y"/>Regularization and Model Selection<draw:rect text:anchor-type="as-char" style:rel-width="100%" draw:z-index="8" draw:style-name="gr1" draw:text-style-name="P56" svg:width="0.0012in" svg:height="0.0213in"><text:p/></draw:rect></text:p>
      <text:list xml:id="list143518111131344" text:continue-list="list143518127261138" text:style-name="WWNum2">
        <text:list-item>
          <text:p text:style-name="P10">Stanford:</text:p>
          <text:list>
            <text:list-item>
              <text:p text:style-name="P40"><text:a xlink:type="simple" xlink:href="http://cs229.stanford.edu/notes/cs229-notes5.pdf" text:style-name="ListLabel_20_248" text:visited-style-name="ListLabel_20_248"><text:span text:style-name="T2">http://cs229.stanford.edu/notes/cs229-notes5.pdf</text:span></text:a><text:span text:style-name="T11"> </text:span></text:p>
            </text:list-item>
          </text:list>
        </text:list-item>
      </text:list>
      <text:p text:style-name="P51"/>
      <text:p text:style-name="P54"><text:bookmark text:name="_9a4jm13av76q"/>Online Learning and the Perceptron Algorithm<draw:rect text:anchor-type="as-char" style:rel-width="100%" draw:z-index="9" draw:style-name="gr1" draw:text-style-name="P56" svg:width="0.0012in" svg:height="0.0213in"><text:p/></draw:rect></text:p>
      <text:list xml:id="list3911184095" text:style-name="WWNum19">
        <text:list-item>
          <text:p text:style-name="P24"><text:soft-page-break/>Stanford:</text:p>
          <text:list>
            <text:list-item>
              <text:p text:style-name="P47"><text:a xlink:type="simple" xlink:href="http://cs229.stanford.edu/notes/cs229-notes6.pdf" text:style-name="ListLabel_20_248" text:visited-style-name="ListLabel_20_248"><text:span text:style-name="T2">http://cs229.stanford.edu/notes/cs229-notes6.pdf</text:span></text:a><text:span text:style-name="T11"> </text:span></text:p>
            </text:list-item>
            <text:list-item>
              <text:p text:style-name="P47"><text:span text:style-name="T11"><text:line-break/></text:span></text:p>
            </text:list-item>
          </text:list>
        </text:list-item>
      </text:list>
      <text:p text:style-name="P54"><text:bookmark text:name="_ajo6nmvlts0s"/>The EM Algorithm<draw:rect text:anchor-type="as-char" style:rel-width="100%" draw:z-index="10" draw:style-name="gr1" draw:text-style-name="P56" svg:width="0.0012in" svg:height="0.0213in"><text:p/></draw:rect></text:p>
      <text:list xml:id="list1703529343" text:style-name="WWNum1">
        <text:list-item>
          <text:p text:style-name="P25">Stanford:</text:p>
        </text:list-item>
      </text:list>
      <text:list xml:id="list143517753029620" text:continue-list="list3911184095" text:style-name="WWNum19">
        <text:list-item>
          <text:list>
            <text:list-item>
              <text:p text:style-name="P47"><text:a xlink:type="simple" xlink:href="http://cs229.stanford.edu/notes/cs229-notes8.pdf" text:style-name="ListLabel_20_248" text:visited-style-name="ListLabel_20_248"><text:span text:style-name="T2">http://cs229.stanford.edu/notes/cs229-notes8.pdf</text:span></text:a><text:span text:style-name="T11"> <text:line-break/></text:span></text:p>
            </text:list-item>
          </text:list>
        </text:list-item>
        <text:list-item>
          <text:p text:style-name="P24"><text:span text:style-name="T11">UCIC: </text:span></text:p>
          <text:list>
            <text:list-item>
              <text:p text:style-name="P47"><text:a xlink:type="simple" xlink:href="http://l2r.cs.illinois.edu/~danr/Teaching/CS446-17/Lectures/10-LecSemi+EM.pdf" text:style-name="ListLabel_20_248" text:visited-style-name="ListLabel_20_248"><text:span text:style-name="T2">http://l2r.cs.illinois.edu/~danr/Teaching/CS446-17/Lectures/10-LecSemi+EM.pdf</text:span></text:a><text:span text:style-name="T11"> <text:line-break/></text:span></text:p>
            </text:list-item>
          </text:list>
        </text:list-item>
      </text:list>
      <text:p text:style-name="P54"><text:bookmark text:name="_sz95saoumb0e"/>Neural Networks<draw:rect text:anchor-type="as-char" style:rel-width="100%" draw:z-index="11" draw:style-name="gr1" draw:text-style-name="P56" svg:width="0.0012in" svg:height="0.0213in"><text:p/></draw:rect></text:p>
      <text:list xml:id="list143518547433431" text:continue-numbering="true" text:style-name="WWNum19">
        <text:list-item>
          <text:p text:style-name="P24"><text:span text:style-name="T11">Wisconsin:</text:span></text:p>
          <text:list>
            <text:list-item>
              <text:p text:style-name="P47"><text:a xlink:type="simple" xlink:href="https://www.biostat.wisc.edu/~craven/cs760/lectures/ANNs-1.pdf" text:style-name="ListLabel_20_247" text:visited-style-name="ListLabel_20_247"><text:span text:style-name="T4">https://www.biostat.wisc.edu/~craven/cs760/lectures/ANNs-1.pdf</text:span></text:a><text:span text:style-name="T11"> </text:span></text:p>
            </text:list-item>
            <text:list-item>
              <text:p text:style-name="P47"><text:a xlink:type="simple" xlink:href="https://www.biostat.wisc.edu/~craven/cs760/lectures/ANNs-2.pdf" text:style-name="ListLabel_20_247" text:visited-style-name="ListLabel_20_247"><text:span text:style-name="T4">https://www.biostat.wisc.edu/~craven/cs760/lectures/ANNs-2.pdf</text:span></text:a></text:p>
            </text:list-item>
            <text:list-item>
              <text:p text:style-name="P47"><text:a xlink:type="simple" xlink:href="https://www.biostat.wisc.edu/~craven/cs760/lectures/ANNs-3.pdf" text:style-name="ListLabel_20_247" text:visited-style-name="ListLabel_20_247"><text:span text:style-name="T4">https://www.biostat.wisc.edu/~craven/cs760/lectures/ANNs-3.pdf</text:span></text:a><text:span text:style-name="T11"><text:line-break/></text:span></text:p>
            </text:list-item>
          </text:list>
        </text:list-item>
      </text:list>
      <text:p text:style-name="P54"><text:bookmark text:name="_tu1kzq6i0pnp"/>ML in Practice<draw:rect text:anchor-type="as-char" style:rel-width="100%" draw:z-index="12" draw:style-name="gr1" draw:text-style-name="P56" svg:width="0.0012in" svg:height="0.0213in"><text:p/></draw:rect></text:p>
      <text:list xml:id="list143517456287291" text:continue-numbering="true" text:style-name="WWNum19">
        <text:list-item>
          <text:p text:style-name="P24"><text:span text:style-name="T11">Wisconsin:</text:span></text:p>
          <text:list>
            <text:list-item>
              <text:p text:style-name="P47"><text:a xlink:type="simple" xlink:href="https://www.biostat.wisc.edu/~craven/cs760/lectures/practical.pdf" text:style-name="ListLabel_20_248" text:visited-style-name="ListLabel_20_248"><text:span text:style-name="T2">https://www.biostat.wisc.edu/~craven/cs760/lectures/practical.pdf</text:span></text:a><text:span text:style-name="T11"> </text:span></text:p>
            </text:list-item>
          </text:list>
        </text:list-item>
      </text:list>
      <text:p text:style-name="P7"/>
      <text:p text:style-name="P5"><text:span text:style-name="T11"><text:line-break/></text:span></text:p>
      <text:list xml:id="list143518967910237" text:continue-list="list4287469501" text:style-name="WWNum10">
        <text:list-item>
          <text:p text:style-name="P8"><text:a xlink:type="simple" xlink:href="https://mila.umontreal.ca/en/cours/deep-learning-summer-school-2017/slides/" text:style-name="ListLabel_20_248" text:visited-style-name="ListLabel_20_248"><text:span text:style-name="T2">https://mila.umontreal.ca/en/cours/deep-learning-summer-school-2017/slides/</text:span></text:a></text:p>
        </text:list-item>
      </text:list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0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font-size="10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font-size="10pt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fo:font-size="10pt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fo:font-size="10.5pt"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fo:font-size="10pt"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fo:font-size="10pt" style:text-underline-style="none" fo:background-color="#ffffff"/>
    </style:style>
    <style:style style:name="ListLabel_20_209" style:display-name="ListLabel 209" style:family="text">
      <style:text-properties fo:font-size="10pt" style:text-underline-style="none" fo:background-color="#ffffff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fo:font-size="10pt"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45" style:display-name="ListLabel 245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ListLabel_20_246" style:display-name="ListLabel 246" style:family="text">
      <style:text-properties fo:color="#1155cc" fo:font-size="10.5pt" style:text-underline-style="solid" style:text-underline-width="auto" style:text-underline-color="font-color" style:font-size-asian="10.5pt" style:font-size-complex="10.5pt" fo:background-color="#ffffff"/>
    </style:style>
    <style:style style:name="ListLabel_20_247" style:display-name="ListLabel 247" style:family="text">
      <style:text-properties fo:color="#1155cc" fo:font-size="10pt" style:text-underline-style="solid" style:text-underline-width="auto" style:text-underline-color="font-color" style:font-size-asian="10pt" style:font-size-complex="10pt" fo:background-color="#ffffff"/>
    </style:style>
    <style:style style:name="ListLabel_20_248" style:display-name="ListLabel 248" style:family="text">
      <style:text-properties fo:color="#1155cc" style:text-underline-style="solid" style:text-underline-width="auto" style:text-underline-color="font-color" fo:background-color="#ffffff"/>
    </style:style>
    <style:style style:name="ListLabel_20_249" style:display-name="ListLabel 249" style:family="text">
      <style:text-properties fo:color="#0000ff" style:font-name="Verdana" fo:font-family="Verdana" style:font-family-generic="roman" style:font-pitch="variable" style:text-underline-style="solid" style:text-underline-width="auto" style:text-underline-color="font-color" fo:background-color="#dddddd" style:font-name-asian="Verdana1" style:font-family-asian="Verdana" style:font-family-generic-asian="system" style:font-pitch-asian="variable" style:font-name-complex="Verdana1" style:font-family-complex="Verdana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21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1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1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2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3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13" meta:paragraph-count="267" meta:word-count="728" meta:character-count="10214" meta:non-whitespace-character-count="9849"/>
    <meta:generator>LibreOfficeDev/6.0.5.2$Linux_X86_64 LibreOffice_project/</meta:generator>
  </office:meta>
</office:document-meta>
</file>